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61mm"/>
    </style:style>
    <style:style style:name="co3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de" fo:country="L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>
        <table:iteration table:steps="1000"/>
      </table:calculation-settings>
      <table:table table:name="Aufgabe 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e Insel)</text:p>
          </table:table-cell>
          <table:table-cell office:value-type="string" calcext:value-type="string">
            <text:p>hellgrün, oben rechts</text:p>
          </table:table-cell>
          <table:table-cell office:value-type="string" calcext:value-type="string">
            <text:p>hellgrue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el-Extension: 3)</text:p>
          </table:table-cell>
          <table:table-cell office:value-type="string" calcext:value-type="string">
            <text:p>hellgrün, oben rechts</text:p>
          </table:table-cell>
          <table:table-cell office:value-type="string" calcext:value-type="string">
            <text:p>hellgruen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e Insel)</text:p>
          </table:table-cell>
          <table:table-cell office:value-type="string" calcext:value-type="string">
            <text:p>hellgrün, unten links</text:p>
          </table:table-cell>
          <table:table-cell office:value-type="string" calcext:value-type="string">
            <text:p>hellgruen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e Insel)</text:p>
          </table:table-cell>
          <table:table-cell office:value-type="string" calcext:value-type="string">
            <text:p>hellgrün, unten links</text:p>
          </table:table-cell>
          <table:table-cell office:value-type="string" calcext:value-type="string">
            <text:p>hellgruen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el-Extension: 3)</text:p>
          </table:table-cell>
          <table:table-cell office:value-type="string" calcext:value-type="string">
            <text:p>hellgrün, unten links</text:p>
          </table:table-cell>
          <table:table-cell office:value-type="string" calcext:value-type="string">
            <text:p>hellgruen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el-Join: 3+2 = 5)</text:p>
          </table:table-cell>
          <table:table-cell office:value-type="string" calcext:value-type="string">
            <text:p>hellgrün, unten links</text:p>
          </table:table-cell>
          <table:table-cell office:value-type="string" calcext:value-type="string">
            <text:p>hellgruen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el-Join: 5+3 = 8)</text:p>
          </table:table-cell>
          <table:table-cell office:value-type="string" calcext:value-type="string">
            <text:p>dunkelgrün, oben</text:p>
          </table:table-cell>
          <table:table-cell office:value-type="string" calcext:value-type="string">
            <text:p>dunkelgrue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sel-Extension: 9)</text:p>
          </table:table-cell>
          <table:table-cell office:value-type="string" calcext:value-type="string">
            <text:p>dunkelgrün, unten</text:p>
          </table:table-cell>
          <table:table-cell office:value-type="string" calcext:value-type="string">
            <text:p>dunkelgruen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formula="of:=CONCATENATE(&quot;$+&quot;;[.A1];&quot;$&quot;)" office:value-type="string" office:string-value="$+1$" calcext:value-type="string">
            <text:p>$+1$</text:p>
          </table:table-cell>
          <table:table-cell table:formula="of:=CONCATENATE(&quot;$= &quot;;[.B1];&quot;$&quot;)" office:value-type="string" office:string-value="$= 1$" calcext:value-type="string">
            <text:p>$= 1$</text:p>
          </table:table-cell>
          <table:table-cell table:formula="of:=CONCATENATE(&quot;$v_{&quot;;[.C1];&quot;}$&quot;)" office:value-type="string" office:string-value="$v_{3}$" calcext:value-type="string">
            <text:p>$v_{3}$</text:p>
          </table:table-cell>
          <table:table-cell table:formula="of:=CONCATENATE(&quot;$v_{&quot;;[.D1];&quot;}$&quot;)" office:value-type="string" office:string-value="$v_{4}$" calcext:value-type="string">
            <text:p>$v_{4}$</text:p>
          </table:table-cell>
          <table:table-cell table:formula="of:=SUBSTITUTE([.E1];&quot;)&quot;;&quot;&quot;)" office:value-type="string" office:string-value="neue Insel" calcext:value-type="string">
            <text:p>neue Insel</text:p>
          </table:table-cell>
          <table:table-cell table:formula="of:=CONCATENATE(&quot;\textcolor{&quot;;[.G1];&quot;}{&quot;;[.F1];&quot;}&quot;)" office:value-type="string" office:string-value="\textcolor{hellgruen}{hellgrün, oben rechts}" calcext:value-type="string">
            <text:p>\textcolor{hellgruen}{hellgrün, oben rechts}</text:p>
          </table:table-cell>
          <table:table-cell table:number-columns-repeated="6"/>
        </table:table-row>
        <table:table-row table:style-name="ro1">
          <table:table-cell table:formula="of:=CONCATENATE(&quot;$+&quot;;[.A2];&quot;$&quot;)" office:value-type="string" office:string-value="$+1$" calcext:value-type="string">
            <text:p>$+1$</text:p>
          </table:table-cell>
          <table:table-cell table:formula="of:=CONCATENATE(&quot;$= &quot;;[.B2];&quot;$&quot;)" office:value-type="string" office:string-value="$= 2$" calcext:value-type="string">
            <text:p>$= 2$</text:p>
          </table:table-cell>
          <table:table-cell table:formula="of:=CONCATENATE(&quot;$v_{&quot;;[.C2];&quot;}$&quot;)" office:value-type="string" office:string-value="$v_{4}$" calcext:value-type="string">
            <text:p>$v_{4}$</text:p>
          </table:table-cell>
          <table:table-cell table:formula="of:=CONCATENATE(&quot;$v_{&quot;;[.D2];&quot;}$&quot;)" office:value-type="string" office:string-value="$v_{5}$" calcext:value-type="string">
            <text:p>$v_{5}$</text:p>
          </table:table-cell>
          <table:table-cell table:formula="of:=SUBSTITUTE([.E2];&quot;)&quot;;&quot;&quot;)" office:value-type="string" office:string-value="Insel-Extension: 3" calcext:value-type="string">
            <text:p>Insel-Extension: 3</text:p>
          </table:table-cell>
          <table:table-cell table:formula="of:=CONCATENATE(&quot;\textcolor{&quot;;[.G2];&quot;}{&quot;;[.F2];&quot;}&quot;)" office:value-type="string" office:string-value="\textcolor{hellgruen}{hellgrün, oben rechts}" calcext:value-type="string">
            <text:p>\textcolor{hellgruen}{hellgrün, oben rechts}</text:p>
          </table:table-cell>
          <table:table-cell table:number-columns-repeated="6"/>
        </table:table-row>
        <table:table-row table:style-name="ro1">
          <table:table-cell table:formula="of:=CONCATENATE(&quot;$+&quot;;[.A3];&quot;$&quot;)" office:value-type="string" office:string-value="$+3$" calcext:value-type="string">
            <text:p>$+3$</text:p>
          </table:table-cell>
          <table:table-cell table:formula="of:=CONCATENATE(&quot;$= &quot;;[.B3];&quot;$&quot;)" office:value-type="string" office:string-value="$= 5$" calcext:value-type="string">
            <text:p>$= 5$</text:p>
          </table:table-cell>
          <table:table-cell table:formula="of:=CONCATENATE(&quot;$v_{&quot;;[.C3];&quot;}$&quot;)" office:value-type="string" office:string-value="$v_{0}$" calcext:value-type="string">
            <text:p>$v_{0}$</text:p>
          </table:table-cell>
          <table:table-cell table:formula="of:=CONCATENATE(&quot;$v_{&quot;;[.D3];&quot;}$&quot;)" office:value-type="string" office:string-value="$v_{8}$" calcext:value-type="string">
            <text:p>$v_{8}$</text:p>
          </table:table-cell>
          <table:table-cell table:formula="of:=SUBSTITUTE([.E3];&quot;)&quot;;&quot;&quot;)" office:value-type="string" office:string-value="neue Insel" calcext:value-type="string">
            <text:p>neue Insel</text:p>
          </table:table-cell>
          <table:table-cell table:formula="of:=CONCATENATE(&quot;\textcolor{&quot;;[.G3];&quot;}{&quot;;[.F3];&quot;}&quot;)" office:value-type="string" office:string-value="\textcolor{hellgruen}{hellgrün, unten links}" calcext:value-type="string">
            <text:p>\textcolor{hellgruen}{hellgrün, unten links}</text:p>
          </table:table-cell>
          <table:table-cell table:number-columns-repeated="6"/>
        </table:table-row>
        <table:table-row table:style-name="ro1">
          <table:table-cell table:formula="of:=CONCATENATE(&quot;$+&quot;;[.A4];&quot;$&quot;)" office:value-type="string" office:string-value="$+3$" calcext:value-type="string">
            <text:p>$+3$</text:p>
          </table:table-cell>
          <table:table-cell table:formula="of:=CONCATENATE(&quot;$= &quot;;[.B4];&quot;$&quot;)" office:value-type="string" office:string-value="$= 8$" calcext:value-type="string">
            <text:p>$= 8$</text:p>
          </table:table-cell>
          <table:table-cell table:formula="of:=CONCATENATE(&quot;$v_{&quot;;[.C4];&quot;}$&quot;)" office:value-type="string" office:string-value="$v_{2}$" calcext:value-type="string">
            <text:p>$v_{2}$</text:p>
          </table:table-cell>
          <table:table-cell table:formula="of:=CONCATENATE(&quot;$v_{&quot;;[.D4];&quot;}$&quot;)" office:value-type="string" office:string-value="$v_{7}$" calcext:value-type="string">
            <text:p>$v_{7}$</text:p>
          </table:table-cell>
          <table:table-cell table:formula="of:=SUBSTITUTE([.E4];&quot;)&quot;;&quot;&quot;)" office:value-type="string" office:string-value="neue Insel" calcext:value-type="string">
            <text:p>neue Insel</text:p>
          </table:table-cell>
          <table:table-cell table:formula="of:=CONCATENATE(&quot;\textcolor{&quot;;[.G4];&quot;}{&quot;;[.F4];&quot;}&quot;)" office:value-type="string" office:string-value="\textcolor{hellgruen}{hellgrün, unten links}" calcext:value-type="string">
            <text:p>\textcolor{hellgruen}{hellgrün, unten links}</text:p>
          </table:table-cell>
          <table:table-cell table:number-columns-repeated="6"/>
        </table:table-row>
        <table:table-row table:style-name="ro1">
          <table:table-cell table:formula="of:=CONCATENATE(&quot;$+&quot;;[.A5];&quot;$&quot;)" office:value-type="string" office:string-value="$+4$" calcext:value-type="string">
            <text:p>$+4$</text:p>
          </table:table-cell>
          <table:table-cell table:formula="of:=CONCATENATE(&quot;$= &quot;;[.B5];&quot;$&quot;)" office:value-type="string" office:string-value="$= 12$" calcext:value-type="string">
            <text:p>$= 12$</text:p>
          </table:table-cell>
          <table:table-cell table:formula="of:=CONCATENATE(&quot;$v_{&quot;;[.C5];&quot;}$&quot;)" office:value-type="string" office:string-value="$v_{1}$" calcext:value-type="string">
            <text:p>$v_{1}$</text:p>
          </table:table-cell>
          <table:table-cell table:formula="of:=CONCATENATE(&quot;$v_{&quot;;[.D5];&quot;}$&quot;)" office:value-type="string" office:string-value="$v_{8}$" calcext:value-type="string">
            <text:p>$v_{8}$</text:p>
          </table:table-cell>
          <table:table-cell table:formula="of:=SUBSTITUTE([.E5];&quot;)&quot;;&quot;&quot;)" office:value-type="string" office:string-value="Insel-Extension: 3" calcext:value-type="string">
            <text:p>Insel-Extension: 3</text:p>
          </table:table-cell>
          <table:table-cell table:formula="of:=CONCATENATE(&quot;\textcolor{&quot;;[.G5];&quot;}{&quot;;[.F5];&quot;}&quot;)" office:value-type="string" office:string-value="\textcolor{hellgruen}{hellgrün, unten links}" calcext:value-type="string">
            <text:p>\textcolor{hellgruen}{hellgrün, unten links}</text:p>
          </table:table-cell>
          <table:table-cell table:number-columns-repeated="6"/>
        </table:table-row>
        <table:table-row table:style-name="ro1">
          <table:table-cell table:formula="of:=CONCATENATE(&quot;$+&quot;;[.A6];&quot;$&quot;)" office:value-type="string" office:string-value="$+4$" calcext:value-type="string">
            <text:p>$+4$</text:p>
          </table:table-cell>
          <table:table-cell table:formula="of:=CONCATENATE(&quot;$= &quot;;[.B6];&quot;$&quot;)" office:value-type="string" office:string-value="$= 16$" calcext:value-type="string">
            <text:p>$= 16$</text:p>
          </table:table-cell>
          <table:table-cell table:formula="of:=CONCATENATE(&quot;$v_{&quot;;[.C6];&quot;}$&quot;)" office:value-type="string" office:string-value="$v_{7}$" calcext:value-type="string">
            <text:p>$v_{7}$</text:p>
          </table:table-cell>
          <table:table-cell table:formula="of:=CONCATENATE(&quot;$v_{&quot;;[.D6];&quot;}$&quot;)" office:value-type="string" office:string-value="$v_{8}$" calcext:value-type="string">
            <text:p>$v_{8}$</text:p>
          </table:table-cell>
          <table:table-cell table:formula="of:=SUBSTITUTE([.E6];&quot;)&quot;;&quot;&quot;)" office:value-type="string" office:string-value="Insel-Join: 3+2 = 5" calcext:value-type="string">
            <text:p>Insel-Join: 3+2 = 5</text:p>
          </table:table-cell>
          <table:table-cell table:formula="of:=CONCATENATE(&quot;\textcolor{&quot;;[.G6];&quot;}{&quot;;[.F6];&quot;}&quot;)" office:value-type="string" office:string-value="\textcolor{hellgruen}{hellgrün, unten links}" calcext:value-type="string">
            <text:p>\textcolor{hellgruen}{hellgrün, unten links}</text:p>
          </table:table-cell>
          <table:table-cell table:number-columns-repeated="6"/>
        </table:table-row>
        <table:table-row table:style-name="ro1">
          <table:table-cell table:formula="of:=CONCATENATE(&quot;$+&quot;;[.A7];&quot;$&quot;)" office:value-type="string" office:string-value="$+5$" calcext:value-type="string">
            <text:p>$+5$</text:p>
          </table:table-cell>
          <table:table-cell table:formula="of:=CONCATENATE(&quot;$= &quot;;[.B7];&quot;$&quot;)" office:value-type="string" office:string-value="$= 21$" calcext:value-type="string">
            <text:p>$= 21$</text:p>
          </table:table-cell>
          <table:table-cell table:formula="of:=CONCATENATE(&quot;$v_{&quot;;[.C7];&quot;}$&quot;)" office:value-type="string" office:string-value="$v_{1}$" calcext:value-type="string">
            <text:p>$v_{1}$</text:p>
          </table:table-cell>
          <table:table-cell table:formula="of:=CONCATENATE(&quot;$v_{&quot;;[.D7];&quot;}$&quot;)" office:value-type="string" office:string-value="$v_{3}$" calcext:value-type="string">
            <text:p>$v_{3}$</text:p>
          </table:table-cell>
          <table:table-cell table:formula="of:=SUBSTITUTE([.E7];&quot;)&quot;;&quot;&quot;)" office:value-type="string" office:string-value="Insel-Join: 5+3 = 8" calcext:value-type="string">
            <text:p>Insel-Join: 5+3 = 8</text:p>
          </table:table-cell>
          <table:table-cell table:formula="of:=CONCATENATE(&quot;\textcolor{&quot;;[.G7];&quot;}{&quot;;[.F7];&quot;}&quot;)" office:value-type="string" office:string-value="\textcolor{dunkelgruen}{dunkelgrün, oben}" calcext:value-type="string">
            <text:p>\textcolor{dunkelgruen}{dunkelgrün, oben}</text:p>
          </table:table-cell>
          <table:table-cell table:number-columns-repeated="6"/>
        </table:table-row>
        <table:table-row table:style-name="ro1">
          <table:table-cell table:formula="of:=CONCATENATE(&quot;$+&quot;;[.A8];&quot;$&quot;)" office:value-type="string" office:string-value="$+6$" calcext:value-type="string">
            <text:p>$+6$</text:p>
          </table:table-cell>
          <table:table-cell table:formula="of:=CONCATENATE(&quot;$= &quot;;[.B8];&quot;$&quot;)" office:value-type="string" office:string-value="$= 27$" calcext:value-type="string">
            <text:p>$= 27$</text:p>
          </table:table-cell>
          <table:table-cell table:formula="of:=CONCATENATE(&quot;$v_{&quot;;[.C8];&quot;}$&quot;)" office:value-type="string" office:string-value="$v_{2}$" calcext:value-type="string">
            <text:p>$v_{2}$</text:p>
          </table:table-cell>
          <table:table-cell table:formula="of:=CONCATENATE(&quot;$v_{&quot;;[.D8];&quot;}$&quot;)" office:value-type="string" office:string-value="$v_{6}$" calcext:value-type="string">
            <text:p>$v_{6}$</text:p>
          </table:table-cell>
          <table:table-cell table:formula="of:=SUBSTITUTE([.E8];&quot;)&quot;;&quot;&quot;)" office:value-type="string" office:string-value="Insel-Extension: 9" calcext:value-type="string">
            <text:p>Insel-Extension: 9</text:p>
          </table:table-cell>
          <table:table-cell table:formula="of:=CONCATENATE(&quot;\textcolor{&quot;;[.G8];&quot;}{&quot;;[.F8];&quot;}&quot;)" office:value-type="string" office:string-value="\textcolor{dunkelgruen}{dunkelgrün, unten}" calcext:value-type="string">
            <text:p>\textcolor{dunkelgruen}{dunkelgrün, unten}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formula="of:=CONCATENATE([.C12];&quot; &amp; &quot;;[.D12];&quot; &amp; &quot;;[.A12];&quot; &amp; &quot;;[.B12];&quot; &amp; &quot;;[.E12];&quot; &amp; &quot;;[.F12];&quot; \\ \hline&quot;)" office:value-type="string" office:string-value="$v_{3}$ &amp; $v_{4}$ &amp; $+1$ &amp; $= 1$ &amp; neue Insel &amp; \textcolor{hellgruen}{hellgrün, oben rechts} \\ \hline" calcext:value-type="string">
            <text:p>$v_{3}$ &amp; $v_{4}$ &amp; $+1$ &amp; $= 1$ &amp; neue Insel &amp; \textcolor{hellgruen}{hellgrün, oben rechts} \\ \hline</text:p>
          </table:table-cell>
          <table:table-cell table:number-columns-repeated="11"/>
        </table:table-row>
        <table:table-row table:style-name="ro1">
          <table:table-cell table:formula="of:=CONCATENATE([.C13];&quot; &amp; &quot;;[.D13];&quot; &amp; &quot;;[.A13];&quot; &amp; &quot;;[.B13];&quot; &amp; &quot;;[.E13];&quot; &amp; &quot;;[.F13];&quot; \\ \hline&quot;)" office:value-type="string" office:string-value="$v_{4}$ &amp; $v_{5}$ &amp; $+1$ &amp; $= 2$ &amp; Insel-Extension: 3 &amp; \textcolor{hellgruen}{hellgrün, oben rechts} \\ \hline" calcext:value-type="string">
            <text:p>$v_{4}$ &amp; $v_{5}$ &amp; $+1$ &amp; $= 2$ &amp; Insel-Extension: 3 &amp; \textcolor{hellgruen}{hellgrün, oben rechts} \\ \hline</text:p>
          </table:table-cell>
          <table:table-cell table:number-columns-repeated="11"/>
        </table:table-row>
        <table:table-row table:style-name="ro1">
          <table:table-cell table:formula="of:=CONCATENATE([.C14];&quot; &amp; &quot;;[.D14];&quot; &amp; &quot;;[.A14];&quot; &amp; &quot;;[.B14];&quot; &amp; &quot;;[.E14];&quot; &amp; &quot;;[.F14];&quot; \\ \hline&quot;)" office:value-type="string" office:string-value="$v_{0}$ &amp; $v_{8}$ &amp; $+3$ &amp; $= 5$ &amp; neue Insel &amp; \textcolor{hellgruen}{hellgrün, unten links} \\ \hline" calcext:value-type="string">
            <text:p>$v_{0}$ &amp; $v_{8}$ &amp; $+3$ &amp; $= 5$ &amp; neue Insel &amp; \textcolor{hellgruen}{hellgrün, unten links} \\ \hline</text:p>
          </table:table-cell>
          <table:table-cell table:number-columns-repeated="11"/>
        </table:table-row>
        <table:table-row table:style-name="ro1">
          <table:table-cell table:formula="of:=CONCATENATE([.C15];&quot; &amp; &quot;;[.D15];&quot; &amp; &quot;;[.A15];&quot; &amp; &quot;;[.B15];&quot; &amp; &quot;;[.E15];&quot; &amp; &quot;;[.F15];&quot; \\ \hline&quot;)" office:value-type="string" office:string-value="$v_{2}$ &amp; $v_{7}$ &amp; $+3$ &amp; $= 8$ &amp; neue Insel &amp; \textcolor{hellgruen}{hellgrün, unten links} \\ \hline" calcext:value-type="string">
            <text:p>$v_{2}$ &amp; $v_{7}$ &amp; $+3$ &amp; $= 8$ &amp; neue Insel &amp; \textcolor{hellgruen}{hellgrün, unten links} \\ \hline</text:p>
          </table:table-cell>
          <table:table-cell table:number-columns-repeated="11"/>
        </table:table-row>
        <table:table-row table:style-name="ro1">
          <table:table-cell table:formula="of:=CONCATENATE([.C16];&quot; &amp; &quot;;[.D16];&quot; &amp; &quot;;[.A16];&quot; &amp; &quot;;[.B16];&quot; &amp; &quot;;[.E16];&quot; &amp; &quot;;[.F16];&quot; \\ \hline&quot;)" office:value-type="string" office:string-value="$v_{1}$ &amp; $v_{8}$ &amp; $+4$ &amp; $= 12$ &amp; Insel-Extension: 3 &amp; \textcolor{hellgruen}{hellgrün, unten links} \\ \hline" calcext:value-type="string">
            <text:p>$v_{1}$ &amp; $v_{8}$ &amp; $+4$ &amp; $= 12$ &amp; Insel-Extension: 3 &amp; \textcolor{hellgruen}{hellgrün, unten links} \\ \hline</text:p>
          </table:table-cell>
          <table:table-cell table:number-columns-repeated="11"/>
        </table:table-row>
        <table:table-row table:style-name="ro1">
          <table:table-cell table:formula="of:=CONCATENATE([.C17];&quot; &amp; &quot;;[.D17];&quot; &amp; &quot;;[.A17];&quot; &amp; &quot;;[.B17];&quot; &amp; &quot;;[.E17];&quot; &amp; &quot;;[.F17];&quot; \\ \hline&quot;)" office:value-type="string" office:string-value="$v_{7}$ &amp; $v_{8}$ &amp; $+4$ &amp; $= 16$ &amp; Insel-Join: 3+2 = 5 &amp; \textcolor{hellgruen}{hellgrün, unten links} \\ \hline" calcext:value-type="string">
            <text:p>$v_{7}$ &amp; $v_{8}$ &amp; $+4$ &amp; $= 16$ &amp; Insel-Join: 3+2 = 5 &amp; \textcolor{hellgruen}{hellgrün, unten links} \\ \hline</text:p>
          </table:table-cell>
          <table:table-cell table:number-columns-repeated="11"/>
        </table:table-row>
        <table:table-row table:style-name="ro1">
          <table:table-cell table:formula="of:=CONCATENATE([.C18];&quot; &amp; &quot;;[.D18];&quot; &amp; &quot;;[.A18];&quot; &amp; &quot;;[.B18];&quot; &amp; &quot;;[.E18];&quot; &amp; &quot;;[.F18];&quot; \\ \hline&quot;)" office:value-type="string" office:string-value="$v_{1}$ &amp; $v_{3}$ &amp; $+5$ &amp; $= 21$ &amp; Insel-Join: 5+3 = 8 &amp; \textcolor{dunkelgruen}{dunkelgrün, oben} \\ \hline" calcext:value-type="string">
            <text:p>$v_{1}$ &amp; $v_{3}$ &amp; $+5$ &amp; $= 21$ &amp; Insel-Join: 5+3 = 8 &amp; \textcolor{dunkelgruen}{dunkelgrün, oben} \\ \hline</text:p>
          </table:table-cell>
          <table:table-cell table:number-columns-repeated="11"/>
        </table:table-row>
        <table:table-row table:style-name="ro1">
          <table:table-cell table:formula="of:=CONCATENATE([.C19];&quot; &amp; &quot;;[.D19];&quot; &amp; &quot;;[.A19];&quot; &amp; &quot;;[.B19];&quot; &amp; &quot;;[.E19];&quot; &amp; &quot;;[.F19];&quot; \\ \hline&quot;)" office:value-type="string" office:string-value="$v_{2}$ &amp; $v_{6}$ &amp; $+6$ &amp; $= 27$ &amp; Insel-Extension: 9 &amp; \textcolor{dunkelgruen}{dunkelgrün, unten} \\ \hline" calcext:value-type="string">
            <text:p>$v_{2}$ &amp; $v_{6}$ &amp; $+6$ &amp; $= 27$ &amp; Insel-Extension: 9 &amp; \textcolor{dunkelgruen}{dunkelgrün, unten} \\ \hline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formula="of:=CONCATENATE(&quot;$+&quot;;[.A33];&quot;$&quot;)" office:value-type="string" office:string-value="$+3$" calcext:value-type="string">
            <text:p>$+3$</text:p>
          </table:table-cell>
          <table:table-cell table:formula="of:=CONCATENATE(&quot;$= &quot;;[.B33];&quot;$&quot;)" office:value-type="string" office:string-value="$= 3$" calcext:value-type="string">
            <text:p>$= 3$</text:p>
          </table:table-cell>
          <table:table-cell table:formula="of:=CONCATENATE(&quot;$v_{&quot;;[.C33];&quot;}$&quot;)" office:value-type="string" office:string-value="$v_{0}$" calcext:value-type="string">
            <text:p>$v_{0}$</text:p>
          </table:table-cell>
          <table:table-cell table:formula="of:=CONCATENATE(&quot;$v_{&quot;;[.D33];&quot;}$&quot;)" office:value-type="string" office:string-value="$v_{8}$" calcext:value-type="string">
            <text:p>$v_{8}$</text:p>
          </table:table-cell>
          <table:table-cell table:formula="of:=CONCATENATE([.G44];&quot; &amp; &quot;;[.I44];&quot; &amp; &quot;;[.K44])" office:value-type="string" office:string-value="$v_{1}: 4$ &amp; $v_{2}: 12$ &amp; $v_{7}: 4$" calcext:value-type="string">
            <text:p>$v_{1}: 4$ &amp; $v_{2}: 12$ &amp; $v_{7}: 4$</text:p>
          </table:table-cell>
          <table:table-cell table:formula="of:=IF([.E33]=&quot;h&quot;;&quot;\textcolor{hellgruen}{hellgrün}&quot;;&quot;\textcolor{dunkelgruen}{dunkelgrün}&quot;)" office:value-type="string" office:string-value="\textcolor{hellgruen}{hellgrün}" calcext:value-type="string">
            <text:p>\textcolor{hellgruen}{hellgrün}</text:p>
          </table:table-cell>
          <table:table-cell table:formula="of:=IF(ISBLANK([.G33]);&quot;--&quot;;CONCATENATE(&quot;$v_{&quot;;[.G33];&quot;}: &quot;;[.H33];&quot;$&quot;))" office:value-type="string" office:string-value="$v_{1}: 4$" calcext:value-type="string">
            <text:p>$v_{1}: 4$</text:p>
          </table:table-cell>
          <table:table-cell/>
          <table:table-cell table:formula="of:=IF(ISBLANK([.I33]);&quot;--&quot;;CONCATENATE(&quot;$v_{&quot;;[.I33];&quot;}: &quot;;[.J33];&quot;$&quot;))" office:value-type="string" office:string-value="$v_{2}: 12$" calcext:value-type="string">
            <text:p>$v_{2}: 12$</text:p>
          </table:table-cell>
          <table:table-cell/>
          <table:table-cell table:formula="of:=IF(ISBLANK([.K33]);&quot;--&quot;;CONCATENATE(&quot;$v_{&quot;;[.K33];&quot;}: &quot;;[.L33];&quot;$&quot;))" office:value-type="string" office:string-value="$v_{7}: 4$" calcext:value-type="string">
            <text:p>$v_{7}: 4$</text:p>
          </table:table-cell>
          <table:table-cell/>
        </table:table-row>
        <table:table-row table:style-name="ro1">
          <table:table-cell table:formula="of:=CONCATENATE(&quot;$+&quot;;[.A34];&quot;$&quot;)" office:value-type="string" office:string-value="$+4$" calcext:value-type="string">
            <text:p>$+4$</text:p>
          </table:table-cell>
          <table:table-cell table:formula="of:=CONCATENATE(&quot;$= &quot;;[.B34];&quot;$&quot;)" office:value-type="string" office:string-value="$= 7$" calcext:value-type="string">
            <text:p>$= 7$</text:p>
          </table:table-cell>
          <table:table-cell table:formula="of:=CONCATENATE(&quot;$v_{&quot;;[.C34];&quot;}$&quot;)" office:value-type="string" office:string-value="$v_{8}$" calcext:value-type="string">
            <text:p>$v_{8}$</text:p>
          </table:table-cell>
          <table:table-cell table:formula="of:=CONCATENATE(&quot;$v_{&quot;;[.D34];&quot;}$&quot;)" office:value-type="string" office:string-value="$v_{1}$" calcext:value-type="string">
            <text:p>$v_{1}$</text:p>
          </table:table-cell>
          <table:table-cell table:formula="of:=CONCATENATE([.G45];&quot; &amp; &quot;;[.I45];&quot; &amp; &quot;;[.K45])" office:value-type="string" office:string-value="$v_{7}: 4$ &amp; $v_{2}: 12$ &amp; $v_{3}: 5$" calcext:value-type="string">
            <text:p>$v_{7}: 4$ &amp; $v_{2}: 12$ &amp; $v_{3}: 5$</text:p>
          </table:table-cell>
          <table:table-cell table:formula="of:=IF([.E34]=&quot;h&quot;;&quot;\textcolor{hellgruen}{hellgrün}&quot;;&quot;\textcolor{dunkelgruen}{dunkelgrün}&quot;)" office:value-type="string" office:string-value="\textcolor{hellgruen}{hellgrün}" calcext:value-type="string">
            <text:p>\textcolor{hellgruen}{hellgrün}</text:p>
          </table:table-cell>
          <table:table-cell table:formula="of:=IF(ISBLANK([.G34]);&quot;--&quot;;CONCATENATE(&quot;$v_{&quot;;[.G34];&quot;}: &quot;;[.H34];&quot;$&quot;))" office:value-type="string" office:string-value="$v_{7}: 4$" calcext:value-type="string">
            <text:p>$v_{7}: 4$</text:p>
          </table:table-cell>
          <table:table-cell/>
          <table:table-cell table:formula="of:=IF(ISBLANK([.I34]);&quot;--&quot;;CONCATENATE(&quot;$v_{&quot;;[.I34];&quot;}: &quot;;[.J34];&quot;$&quot;))" office:value-type="string" office:string-value="$v_{2}: 12$" calcext:value-type="string">
            <text:p>$v_{2}: 12$</text:p>
          </table:table-cell>
          <table:table-cell/>
          <table:table-cell table:formula="of:=IF(ISBLANK([.K34]);&quot;--&quot;;CONCATENATE(&quot;$v_{&quot;;[.K34];&quot;}: &quot;;[.L34];&quot;$&quot;))" office:value-type="string" office:string-value="$v_{3}: 5$" calcext:value-type="string">
            <text:p>$v_{3}: 5$</text:p>
          </table:table-cell>
          <table:table-cell/>
        </table:table-row>
        <table:table-row table:style-name="ro1">
          <table:table-cell table:formula="of:=CONCATENATE(&quot;$+&quot;;[.A35];&quot;$&quot;)" office:value-type="string" office:string-value="$+4$" calcext:value-type="string">
            <text:p>$+4$</text:p>
          </table:table-cell>
          <table:table-cell table:formula="of:=CONCATENATE(&quot;$= &quot;;[.B35];&quot;$&quot;)" office:value-type="string" office:string-value="$= 11$" calcext:value-type="string">
            <text:p>$= 11$</text:p>
          </table:table-cell>
          <table:table-cell table:formula="of:=CONCATENATE(&quot;$v_{&quot;;[.C35];&quot;}$&quot;)" office:value-type="string" office:string-value="$v_{8}$" calcext:value-type="string">
            <text:p>$v_{8}$</text:p>
          </table:table-cell>
          <table:table-cell table:formula="of:=CONCATENATE(&quot;$v_{&quot;;[.D35];&quot;}$&quot;)" office:value-type="string" office:string-value="$v_{7}$" calcext:value-type="string">
            <text:p>$v_{7}$</text:p>
          </table:table-cell>
          <table:table-cell table:formula="of:=CONCATENATE([.G46];&quot; &amp; &quot;;[.I46];&quot; &amp; &quot;;[.K46])" office:value-type="string" office:string-value="$v_{2}: 3$ &amp; $v_{3}: 5$ &amp; $v_{6}: 17$" calcext:value-type="string">
            <text:p>$v_{2}: 3$ &amp; $v_{3}: 5$ &amp; $v_{6}: 17$</text:p>
          </table:table-cell>
          <table:table-cell table:formula="of:=IF([.E35]=&quot;h&quot;;&quot;\textcolor{hellgruen}{hellgrün}&quot;;&quot;\textcolor{dunkelgruen}{dunkelgrün}&quot;)" office:value-type="string" office:string-value="\textcolor{hellgruen}{hellgrün}" calcext:value-type="string">
            <text:p>\textcolor{hellgruen}{hellgrün}</text:p>
          </table:table-cell>
          <table:table-cell table:formula="of:=IF(ISBLANK([.G35]);&quot;--&quot;;CONCATENATE(&quot;$v_{&quot;;[.G35];&quot;}: &quot;;[.H35];&quot;$&quot;))" office:value-type="string" office:string-value="$v_{2}: 3$" calcext:value-type="string">
            <text:p>$v_{2}: 3$</text:p>
          </table:table-cell>
          <table:table-cell/>
          <table:table-cell table:formula="of:=IF(ISBLANK([.I35]);&quot;--&quot;;CONCATENATE(&quot;$v_{&quot;;[.I35];&quot;}: &quot;;[.J35];&quot;$&quot;))" office:value-type="string" office:string-value="$v_{3}: 5$" calcext:value-type="string">
            <text:p>$v_{3}: 5$</text:p>
          </table:table-cell>
          <table:table-cell/>
          <table:table-cell table:formula="of:=IF(ISBLANK([.K35]);&quot;--&quot;;CONCATENATE(&quot;$v_{&quot;;[.K35];&quot;}: &quot;;[.L35];&quot;$&quot;))" office:value-type="string" office:string-value="$v_{6}: 17$" calcext:value-type="string">
            <text:p>$v_{6}: 17$</text:p>
          </table:table-cell>
          <table:table-cell/>
        </table:table-row>
        <table:table-row table:style-name="ro1">
          <table:table-cell table:formula="of:=CONCATENATE(&quot;$+&quot;;[.A36];&quot;$&quot;)" office:value-type="string" office:string-value="$+3$" calcext:value-type="string">
            <text:p>$+3$</text:p>
          </table:table-cell>
          <table:table-cell table:formula="of:=CONCATENATE(&quot;$= &quot;;[.B36];&quot;$&quot;)" office:value-type="string" office:string-value="$= 14$" calcext:value-type="string">
            <text:p>$= 14$</text:p>
          </table:table-cell>
          <table:table-cell table:formula="of:=CONCATENATE(&quot;$v_{&quot;;[.C36];&quot;}$&quot;)" office:value-type="string" office:string-value="$v_{7}$" calcext:value-type="string">
            <text:p>$v_{7}$</text:p>
          </table:table-cell>
          <table:table-cell table:formula="of:=CONCATENATE(&quot;$v_{&quot;;[.D36];&quot;}$&quot;)" office:value-type="string" office:string-value="$v_{2}$" calcext:value-type="string">
            <text:p>$v_{2}$</text:p>
          </table:table-cell>
          <table:table-cell table:formula="of:=CONCATENATE([.G47];&quot; &amp; &quot;;[.I47];&quot; &amp; &quot;;[.K47])" office:value-type="string" office:string-value="$v_{3}: 5$ &amp; $v_{4}: 14$ &amp; $v_{6}: 6$" calcext:value-type="string">
            <text:p>$v_{3}: 5$ &amp; $v_{4}: 14$ &amp; $v_{6}: 6$</text:p>
          </table:table-cell>
          <table:table-cell table:formula="of:=IF([.E36]=&quot;h&quot;;&quot;\textcolor{hellgruen}{hellgrün}&quot;;&quot;\textcolor{dunkelgruen}{dunkelgrün}&quot;)" office:value-type="string" office:string-value="\textcolor{hellgruen}{hellgrün}" calcext:value-type="string">
            <text:p>\textcolor{hellgruen}{hellgrün}</text:p>
          </table:table-cell>
          <table:table-cell table:formula="of:=IF(ISBLANK([.G36]);&quot;--&quot;;CONCATENATE(&quot;$v_{&quot;;[.G36];&quot;}: &quot;;[.H36];&quot;$&quot;))" office:value-type="string" office:string-value="$v_{3}: 5$" calcext:value-type="string">
            <text:p>$v_{3}: 5$</text:p>
          </table:table-cell>
          <table:table-cell/>
          <table:table-cell table:formula="of:=IF(ISBLANK([.I36]);&quot;--&quot;;CONCATENATE(&quot;$v_{&quot;;[.I36];&quot;}: &quot;;[.J36];&quot;$&quot;))" office:value-type="string" office:string-value="$v_{4}: 14$" calcext:value-type="string">
            <text:p>$v_{4}: 14$</text:p>
          </table:table-cell>
          <table:table-cell/>
          <table:table-cell table:formula="of:=IF(ISBLANK([.K36]);&quot;--&quot;;CONCATENATE(&quot;$v_{&quot;;[.K36];&quot;}: &quot;;[.L36];&quot;$&quot;))" office:value-type="string" office:string-value="$v_{6}: 6$" calcext:value-type="string">
            <text:p>$v_{6}: 6$</text:p>
          </table:table-cell>
          <table:table-cell/>
        </table:table-row>
        <table:table-row table:style-name="ro1">
          <table:table-cell table:formula="of:=CONCATENATE(&quot;$+&quot;;[.A37];&quot;$&quot;)" office:value-type="string" office:string-value="$+5$" calcext:value-type="string">
            <text:p>$+5$</text:p>
          </table:table-cell>
          <table:table-cell table:formula="of:=CONCATENATE(&quot;$= &quot;;[.B37];&quot;$&quot;)" office:value-type="string" office:string-value="$= 19$" calcext:value-type="string">
            <text:p>$= 19$</text:p>
          </table:table-cell>
          <table:table-cell table:formula="of:=CONCATENATE(&quot;$v_{&quot;;[.C37];&quot;}$&quot;)" office:value-type="string" office:string-value="$v_{1}$" calcext:value-type="string">
            <text:p>$v_{1}$</text:p>
          </table:table-cell>
          <table:table-cell table:formula="of:=CONCATENATE(&quot;$v_{&quot;;[.D37];&quot;}$&quot;)" office:value-type="string" office:string-value="$v_{3}$" calcext:value-type="string">
            <text:p>$v_{3}$</text:p>
          </table:table-cell>
          <table:table-cell table:formula="of:=CONCATENATE([.G48];&quot; &amp; &quot;;[.I48];&quot; &amp; &quot;;[.K48])" office:value-type="string" office:string-value="$v_{4}: 1$ &amp; $v_{6}: 6$ &amp; --" calcext:value-type="string">
            <text:p>$v_{4}: 1$ &amp; $v_{6}: 6$ &amp; --</text:p>
          </table:table-cell>
          <table:table-cell table:formula="of:=IF([.E37]=&quot;h&quot;;&quot;\textcolor{hellgruen}{hellgrün}&quot;;&quot;\textcolor{dunkelgruen}{dunkelgrün}&quot;)" office:value-type="string" office:string-value="\textcolor{dunkelgruen}{dunkelgrün}" calcext:value-type="string">
            <text:p>\textcolor{dunkelgruen}{dunkelgrün}</text:p>
          </table:table-cell>
          <table:table-cell table:formula="of:=IF(ISBLANK([.G37]);&quot;--&quot;;CONCATENATE(&quot;$v_{&quot;;[.G37];&quot;}: &quot;;[.H37];&quot;$&quot;))" office:value-type="string" office:string-value="$v_{4}: 1$" calcext:value-type="string">
            <text:p>$v_{4}: 1$</text:p>
          </table:table-cell>
          <table:table-cell/>
          <table:table-cell table:formula="of:=IF(ISBLANK([.I37]);&quot;--&quot;;CONCATENATE(&quot;$v_{&quot;;[.I37];&quot;}: &quot;;[.J37];&quot;$&quot;))" office:value-type="string" office:string-value="$v_{6}: 6$" calcext:value-type="string">
            <text:p>$v_{6}: 6$</text:p>
          </table:table-cell>
          <table:table-cell/>
          <table:table-cell table:formula="of:=IF(ISBLANK([.K37]);&quot;--&quot;;CONCATENATE(&quot;$v_{&quot;;[.K37];&quot;}: &quot;;[.L37];&quot;$&quot;))" office:value-type="string" office:string-value="--" calcext:value-type="string">
            <text:p>--</text:p>
          </table:table-cell>
          <table:table-cell/>
        </table:table-row>
        <table:table-row table:style-name="ro1">
          <table:table-cell table:formula="of:=CONCATENATE(&quot;$+&quot;;[.A38];&quot;$&quot;)" office:value-type="string" office:string-value="$+1$" calcext:value-type="string">
            <text:p>$+1$</text:p>
          </table:table-cell>
          <table:table-cell table:formula="of:=CONCATENATE(&quot;$= &quot;;[.B38];&quot;$&quot;)" office:value-type="string" office:string-value="$= 20$" calcext:value-type="string">
            <text:p>$= 20$</text:p>
          </table:table-cell>
          <table:table-cell table:formula="of:=CONCATENATE(&quot;$v_{&quot;;[.C38];&quot;}$&quot;)" office:value-type="string" office:string-value="$v_{3}$" calcext:value-type="string">
            <text:p>$v_{3}$</text:p>
          </table:table-cell>
          <table:table-cell table:formula="of:=CONCATENATE(&quot;$v_{&quot;;[.D38];&quot;}$&quot;)" office:value-type="string" office:string-value="$v_{4}$" calcext:value-type="string">
            <text:p>$v_{4}$</text:p>
          </table:table-cell>
          <table:table-cell table:formula="of:=CONCATENATE([.G49];&quot; &amp; &quot;;[.I49];&quot; &amp; &quot;;[.K49])" office:value-type="string" office:string-value="$v_{5}: 1$ &amp; $v_{6}: 6$ &amp; --" calcext:value-type="string">
            <text:p>$v_{5}: 1$ &amp; $v_{6}: 6$ &amp; --</text:p>
          </table:table-cell>
          <table:table-cell table:formula="of:=IF([.E38]=&quot;h&quot;;&quot;\textcolor{hellgruen}{hellgrün}&quot;;&quot;\textcolor{dunkelgruen}{dunkelgrün}&quot;)" office:value-type="string" office:string-value="\textcolor{dunkelgruen}{dunkelgrün}" calcext:value-type="string">
            <text:p>\textcolor{dunkelgruen}{dunkelgrün}</text:p>
          </table:table-cell>
          <table:table-cell table:formula="of:=IF(ISBLANK([.G38]);&quot;--&quot;;CONCATENATE(&quot;$v_{&quot;;[.G38];&quot;}: &quot;;[.H38];&quot;$&quot;))" office:value-type="string" office:string-value="$v_{5}: 1$" calcext:value-type="string">
            <text:p>$v_{5}: 1$</text:p>
          </table:table-cell>
          <table:table-cell/>
          <table:table-cell table:formula="of:=IF(ISBLANK([.I38]);&quot;--&quot;;CONCATENATE(&quot;$v_{&quot;;[.I38];&quot;}: &quot;;[.J38];&quot;$&quot;))" office:value-type="string" office:string-value="$v_{6}: 6$" calcext:value-type="string">
            <text:p>$v_{6}: 6$</text:p>
          </table:table-cell>
          <table:table-cell/>
          <table:table-cell table:formula="of:=IF(ISBLANK([.K38]);&quot;--&quot;;CONCATENATE(&quot;$v_{&quot;;[.K38];&quot;}: &quot;;[.L38];&quot;$&quot;))" office:value-type="string" office:string-value="--" calcext:value-type="string">
            <text:p>--</text:p>
          </table:table-cell>
          <table:table-cell/>
        </table:table-row>
        <table:table-row table:style-name="ro1">
          <table:table-cell table:formula="of:=CONCATENATE(&quot;$+&quot;;[.A39];&quot;$&quot;)" office:value-type="string" office:string-value="$+1$" calcext:value-type="string">
            <text:p>$+1$</text:p>
          </table:table-cell>
          <table:table-cell table:formula="of:=CONCATENATE(&quot;$= &quot;;[.B39];&quot;$&quot;)" office:value-type="string" office:string-value="$= 21$" calcext:value-type="string">
            <text:p>$= 21$</text:p>
          </table:table-cell>
          <table:table-cell table:formula="of:=CONCATENATE(&quot;$v_{&quot;;[.C39];&quot;}$&quot;)" office:value-type="string" office:string-value="$v_{4}$" calcext:value-type="string">
            <text:p>$v_{4}$</text:p>
          </table:table-cell>
          <table:table-cell table:formula="of:=CONCATENATE(&quot;$v_{&quot;;[.D39];&quot;}$&quot;)" office:value-type="string" office:string-value="$v_{5}$" calcext:value-type="string">
            <text:p>$v_{5}$</text:p>
          </table:table-cell>
          <table:table-cell table:formula="of:=CONCATENATE([.G50];&quot; &amp; &quot;;[.I50];&quot; &amp; &quot;;[.K50])" office:value-type="string" office:string-value="$v_{6}: 6$ &amp; -- &amp; --" calcext:value-type="string">
            <text:p>$v_{6}: 6$ &amp; -- &amp; --</text:p>
          </table:table-cell>
          <table:table-cell table:formula="of:=IF([.E39]=&quot;h&quot;;&quot;\textcolor{hellgruen}{hellgrün}&quot;;&quot;\textcolor{dunkelgruen}{dunkelgrün}&quot;)" office:value-type="string" office:string-value="\textcolor{dunkelgruen}{dunkelgrün}" calcext:value-type="string">
            <text:p>\textcolor{dunkelgruen}{dunkelgrün}</text:p>
          </table:table-cell>
          <table:table-cell table:formula="of:=IF(ISBLANK([.G39]);&quot;--&quot;;CONCATENATE(&quot;$v_{&quot;;[.G39];&quot;}: &quot;;[.H39];&quot;$&quot;))" office:value-type="string" office:string-value="$v_{6}: 6$" calcext:value-type="string">
            <text:p>$v_{6}: 6$</text:p>
          </table:table-cell>
          <table:table-cell/>
          <table:table-cell table:formula="of:=IF(ISBLANK([.I39]);&quot;--&quot;;CONCATENATE(&quot;$v_{&quot;;[.I39];&quot;}: &quot;;[.J39];&quot;$&quot;))" office:value-type="string" office:string-value="--" calcext:value-type="string">
            <text:p>--</text:p>
          </table:table-cell>
          <table:table-cell/>
          <table:table-cell table:formula="of:=IF(ISBLANK([.K39]);&quot;--&quot;;CONCATENATE(&quot;$v_{&quot;;[.K39];&quot;}: &quot;;[.L39];&quot;$&quot;))" office:value-type="string" office:string-value="--" calcext:value-type="string">
            <text:p>--</text:p>
          </table:table-cell>
          <table:table-cell/>
        </table:table-row>
        <table:table-row table:style-name="ro1">
          <table:table-cell table:formula="of:=CONCATENATE(&quot;$+&quot;;[.A40];&quot;$&quot;)" office:value-type="string" office:string-value="$+6$" calcext:value-type="string">
            <text:p>$+6$</text:p>
          </table:table-cell>
          <table:table-cell table:formula="of:=CONCATENATE(&quot;$= &quot;;[.B40];&quot;$&quot;)" office:value-type="string" office:string-value="$= 27$" calcext:value-type="string">
            <text:p>$= 27$</text:p>
          </table:table-cell>
          <table:table-cell table:formula="of:=CONCATENATE(&quot;$v_{&quot;;[.C40];&quot;}$&quot;)" office:value-type="string" office:string-value="$v_{2}$" calcext:value-type="string">
            <text:p>$v_{2}$</text:p>
          </table:table-cell>
          <table:table-cell table:formula="of:=CONCATENATE(&quot;$v_{&quot;;[.D40];&quot;}$&quot;)" office:value-type="string" office:string-value="$v_{6}$" calcext:value-type="string">
            <text:p>$v_{6}$</text:p>
          </table:table-cell>
          <table:table-cell table:formula="of:=CONCATENATE([.G51];&quot; &amp; &quot;;[.I51];&quot; &amp; &quot;;[.K51])" office:value-type="string" office:string-value="-- &amp; -- &amp; --" calcext:value-type="string">
            <text:p>-- &amp; -- &amp; --</text:p>
          </table:table-cell>
          <table:table-cell table:formula="of:=IF([.E40]=&quot;h&quot;;&quot;\textcolor{hellgruen}{hellgrün}&quot;;&quot;\textcolor{dunkelgruen}{dunkelgrün}&quot;)" office:value-type="string" office:string-value="\textcolor{dunkelgruen}{dunkelgrün}" calcext:value-type="string">
            <text:p>\textcolor{dunkelgruen}{dunkelgrün}</text:p>
          </table:table-cell>
          <table:table-cell table:formula="of:=IF(ISBLANK([.G40]);&quot;--&quot;;CONCATENATE(&quot;$v_{&quot;;[.G40];&quot;}: &quot;;[.H40];&quot;$&quot;))" office:value-type="string" office:string-value="--" calcext:value-type="string">
            <text:p>--</text:p>
          </table:table-cell>
          <table:table-cell/>
          <table:table-cell table:formula="of:=IF(ISBLANK([.I40]);&quot;--&quot;;CONCATENATE(&quot;$v_{&quot;;[.I40];&quot;}: &quot;;[.J40];&quot;$&quot;))" office:value-type="string" office:string-value="--" calcext:value-type="string">
            <text:p>--</text:p>
          </table:table-cell>
          <table:table-cell/>
          <table:table-cell table:formula="of:=IF(ISBLANK([.K40]);&quot;--&quot;;CONCATENATE(&quot;$v_{&quot;;[.K40];&quot;}: &quot;;[.L40];&quot;$&quot;))" office:value-type="string" office:string-value="--" calcext:value-type="string">
            <text:p>--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formula="of:=CONCATENATE([.C44];&quot; &amp; &quot;;[.D44];&quot; &amp; &quot;;[.A44];&quot; &amp; &quot;;[.B44];&quot; &amp; &quot;;[.E44];&quot; &amp; &quot;;[.F44];&quot; \\ \hline&quot;)" office:value-type="string" office:string-value="$v_{0}$ &amp; $v_{8}$ &amp; $+3$ &amp; $= 3$ &amp; $v_{1}: 4$ &amp; $v_{2}: 12$ &amp; $v_{7}: 4$ &amp; \textcolor{hellgruen}{hellgrün} \\ \hline" calcext:value-type="string">
            <text:p>$v_{0}$ &amp; $v_{8}$ &amp; $+3$ &amp; $= 3$ &amp; $v_{1}: 4$ &amp; $v_{2}: 12$ &amp; $v_{7}: 4$ &amp; \textcolor{hellgruen}{hellgrün} \\ \hline</text:p>
          </table:table-cell>
          <table:table-cell table:number-columns-repeated="11"/>
        </table:table-row>
        <table:table-row table:style-name="ro1">
          <table:table-cell table:formula="of:=CONCATENATE([.C45];&quot; &amp; &quot;;[.D45];&quot; &amp; &quot;;[.A45];&quot; &amp; &quot;;[.B45];&quot; &amp; &quot;;[.E45];&quot; &amp; &quot;;[.F45];&quot; \\ \hline&quot;)" office:value-type="string" office:string-value="$v_{8}$ &amp; $v_{1}$ &amp; $+4$ &amp; $= 7$ &amp; $v_{7}: 4$ &amp; $v_{2}: 12$ &amp; $v_{3}: 5$ &amp; \textcolor{hellgruen}{hellgrün} \\ \hline" calcext:value-type="string">
            <text:p>$v_{8}$ &amp; $v_{1}$ &amp; $+4$ &amp; $= 7$ &amp; $v_{7}: 4$ &amp; $v_{2}: 12$ &amp; $v_{3}: 5$ &amp; \textcolor{hellgruen}{hellgrün} \\ \hline</text:p>
          </table:table-cell>
          <table:table-cell table:number-columns-repeated="11"/>
        </table:table-row>
        <table:table-row table:style-name="ro1">
          <table:table-cell table:formula="of:=CONCATENATE([.C46];&quot; &amp; &quot;;[.D46];&quot; &amp; &quot;;[.A46];&quot; &amp; &quot;;[.B46];&quot; &amp; &quot;;[.E46];&quot; &amp; &quot;;[.F46];&quot; \\ \hline&quot;)" office:value-type="string" office:string-value="$v_{8}$ &amp; $v_{7}$ &amp; $+4$ &amp; $= 11$ &amp; $v_{2}: 3$ &amp; $v_{3}: 5$ &amp; $v_{6}: 17$ &amp; \textcolor{hellgruen}{hellgrün} \\ \hline" calcext:value-type="string">
            <text:p>$v_{8}$ &amp; $v_{7}$ &amp; $+4$ &amp; $= 11$ &amp; $v_{2}: 3$ &amp; $v_{3}: 5$ &amp; $v_{6}: 17$ &amp; \textcolor{hellgruen}{hellgrün} \\ \hline</text:p>
          </table:table-cell>
          <table:table-cell table:number-columns-repeated="11"/>
        </table:table-row>
        <table:table-row table:style-name="ro1">
          <table:table-cell table:formula="of:=CONCATENATE([.C47];&quot; &amp; &quot;;[.D47];&quot; &amp; &quot;;[.A47];&quot; &amp; &quot;;[.B47];&quot; &amp; &quot;;[.E47];&quot; &amp; &quot;;[.F47];&quot; \\ \hline&quot;)" office:value-type="string" office:string-value="$v_{7}$ &amp; $v_{2}$ &amp; $+3$ &amp; $= 14$ &amp; $v_{3}: 5$ &amp; $v_{4}: 14$ &amp; $v_{6}: 6$ &amp; \textcolor{hellgruen}{hellgrün} \\ \hline" calcext:value-type="string">
            <text:p>$v_{7}$ &amp; $v_{2}$ &amp; $+3$ &amp; $= 14$ &amp; $v_{3}: 5$ &amp; $v_{4}: 14$ &amp; $v_{6}: 6$ &amp; \textcolor{hellgruen}{hellgrün} \\ \hline</text:p>
          </table:table-cell>
          <table:table-cell table:number-columns-repeated="11"/>
        </table:table-row>
        <table:table-row table:style-name="ro1">
          <table:table-cell table:formula="of:=CONCATENATE([.C48];&quot; &amp; &quot;;[.D48];&quot; &amp; &quot;;[.A48];&quot; &amp; &quot;;[.B48];&quot; &amp; &quot;;[.E48];&quot; &amp; &quot;;[.F48];&quot; \\ \hline&quot;)" office:value-type="string" office:string-value="$v_{1}$ &amp; $v_{3}$ &amp; $+5$ &amp; $= 19$ &amp; $v_{4}: 1$ &amp; $v_{6}: 6$ &amp; -- &amp; \textcolor{dunkelgruen}{dunkelgrün} \\ \hline" calcext:value-type="string">
            <text:p>$v_{1}$ &amp; $v_{3}$ &amp; $+5$ &amp; $= 19$ &amp; $v_{4}: 1$ &amp; $v_{6}: 6$ &amp; -- &amp; \textcolor{dunkelgruen}{dunkelgrün} \\ \hline</text:p>
          </table:table-cell>
          <table:table-cell table:number-columns-repeated="11"/>
        </table:table-row>
        <table:table-row table:style-name="ro1">
          <table:table-cell table:formula="of:=CONCATENATE([.C49];&quot; &amp; &quot;;[.D49];&quot; &amp; &quot;;[.A49];&quot; &amp; &quot;;[.B49];&quot; &amp; &quot;;[.E49];&quot; &amp; &quot;;[.F49];&quot; \\ \hline&quot;)" office:value-type="string" office:string-value="$v_{3}$ &amp; $v_{4}$ &amp; $+1$ &amp; $= 20$ &amp; $v_{5}: 1$ &amp; $v_{6}: 6$ &amp; -- &amp; \textcolor{dunkelgruen}{dunkelgrün} \\ \hline" calcext:value-type="string">
            <text:p>$v_{3}$ &amp; $v_{4}$ &amp; $+1$ &amp; $= 20$ &amp; $v_{5}: 1$ &amp; $v_{6}: 6$ &amp; -- &amp; \textcolor{dunkelgruen}{dunkelgrün} \\ \hline</text:p>
          </table:table-cell>
          <table:table-cell table:number-columns-repeated="11"/>
        </table:table-row>
        <table:table-row table:style-name="ro1">
          <table:table-cell table:formula="of:=CONCATENATE([.C50];&quot; &amp; &quot;;[.D50];&quot; &amp; &quot;;[.A50];&quot; &amp; &quot;;[.B50];&quot; &amp; &quot;;[.E50];&quot; &amp; &quot;;[.F50];&quot; \\ \hline&quot;)" office:value-type="string" office:string-value="$v_{4}$ &amp; $v_{5}$ &amp; $+1$ &amp; $= 21$ &amp; $v_{6}: 6$ &amp; -- &amp; -- &amp; \textcolor{dunkelgruen}{dunkelgrün} \\ \hline" calcext:value-type="string">
            <text:p>$v_{4}$ &amp; $v_{5}$ &amp; $+1$ &amp; $= 21$ &amp; $v_{6}: 6$ &amp; -- &amp; -- &amp; \textcolor{dunkelgruen}{dunkelgrün} \\ \hline</text:p>
          </table:table-cell>
          <table:table-cell table:number-columns-repeated="11"/>
        </table:table-row>
        <table:table-row table:style-name="ro1">
          <table:table-cell table:formula="of:=CONCATENATE([.C51];&quot; &amp; &quot;;[.D51];&quot; &amp; &quot;;[.A51];&quot; &amp; &quot;;[.B51];&quot; &amp; &quot;;[.E51];&quot; &amp; &quot;;[.F51];&quot; \\ \hline&quot;)" office:value-type="string" office:string-value="$v_{2}$ &amp; $v_{6}$ &amp; $+6$ &amp; $= 27$ &amp; -- &amp; -- &amp; -- &amp; \textcolor{dunkelgruen}{dunkelgrün} \\ \hline" calcext:value-type="string">
            <text:p>$v_{2}$ &amp; $v_{6}$ &amp; $+6$ &amp; $= 27$ &amp; -- &amp; -- &amp; -- &amp; \textcolor{dunkelgruen}{dunkelgrün} \\ \hline</text:p>
          </table:table-cell>
          <table:table-cell table:number-columns-repeated="11"/>
        </table:table-row>
      </table:table>
      <table:table table:name="Aufgabe 3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bla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ila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$s$</text:p>
          </table:table-cell>
          <table:table-cell table:formula="of:=&quot;$v_{&quot;&amp;[.B1]&amp;&quot;}$&quot;" office:value-type="string" office:string-value="$v_{1}$" calcext:value-type="string">
            <text:p>$v_{1}$</text:p>
          </table:table-cell>
          <table:table-cell table:formula="of:=&quot;$v_{&quot;&amp;[.C1]&amp;&quot;}$&quot;" office:value-type="string" office:string-value="$v_{2}$" calcext:value-type="string">
            <text:p>$v_{2}$</text:p>
          </table:table-cell>
          <table:table-cell table:formula="of:=&quot;$v_{&quot;&amp;[.D1]&amp;&quot;}$&quot;" office:value-type="string" office:string-value="$v_{3}$" calcext:value-type="string">
            <text:p>$v_{3}$</text:p>
          </table:table-cell>
          <table:table-cell table:formula="of:=&quot;$v_{&quot;&amp;[.E1]&amp;&quot;}$&quot;" office:value-type="string" office:string-value="$v_{4}$" calcext:value-type="string">
            <text:p>$v_{4}$</text:p>
          </table:table-cell>
          <table:table-cell office:value-type="string" calcext:value-type="string">
            <text:p>Heap-Root</text:p>
          </table:table-cell>
          <table:table-cell office:value-type="string" calcext:value-type="string">
            <text:p>Heap-Left</text:p>
          </table:table-cell>
          <table:table-cell office:value-type="string" calcext:value-type="string">
            <text:p>Heap-Right</text:p>
          </table:table-cell>
          <table:table-cell/>
          <table:table-cell table:style-name="Default"/>
          <table:table-cell/>
          <table:table-cell table:formula="of:=CONCATENATE([.A11];&quot; &amp; &quot;;[.B11];&quot; &amp; &quot;;[.C11];&quot; &amp; &quot;;[.D11];&quot; &amp; &quot;;[.E11];&quot; &amp; &quot;;[.F11];&quot; &amp; &quot;;[.G11];&quot; &amp; &quot;;[.H11];&quot; &amp; &quot;; [.L2];&quot; \\ &quot;;IF(ISBLANK([.L1]);&quot;&quot;;&quot;\hline&quot;))" office:value-type="string" office:string-value="$s$ &amp; $v_{1}$ &amp; $v_{2}$ &amp; $v_{3}$ &amp; $v_{4}$ &amp; Heap-Root &amp; Heap-Left &amp; Heap-Right &amp;  \\ " calcext:value-type="string">
            <text:p>$s$ &amp; $v_{1}$ &amp; $v_{2}$ &amp; $v_{3}$ &amp; $v_{4}$ &amp; Heap-Root &amp; Heap-Left &amp; Heap-Right &amp; <text:s/>\\ </text:p>
          </table:table-cell>
          <table:table-cell table:number-columns-repeated="1012"/>
        </table:table-row>
        <table:table-row table:style-name="ro1">
          <table:table-cell table:formula="of:=IF(ISBLANK([.A2]);&quot;&quot;;IF([.A2]=&quot;i&quot;;&quot;.&quot;;&quot;$&quot;&amp;[.A2]&amp;&quot;$&quot;))" office:value-type="string" office:string-value="$0$" calcext:value-type="string">
            <text:p>$0$</text:p>
          </table:table-cell>
          <table:table-cell table:formula="of:=IF(ISBLANK([.B2]);&quot;&quot;;IF([.B2]=&quot;i&quot;;&quot;.&quot;;&quot;$&quot;&amp;[.B2]&amp;&quot;$&quot;))" office:value-type="string" office:string-value="$12$" calcext:value-type="string">
            <text:p>$12$</text:p>
          </table:table-cell>
          <table:table-cell table:formula="of:=IF(ISBLANK([.C2]);&quot;&quot;;IF([.C2]=&quot;i&quot;;&quot;.&quot;;&quot;$&quot;&amp;[.C2]&amp;&quot;$&quot;))" office:value-type="string" office:string-value="$8$" calcext:value-type="string">
            <text:p>$8$</text:p>
          </table:table-cell>
          <table:table-cell table:formula="of:=IF(ISBLANK([.D2]);&quot;&quot;;IF([.D2]=&quot;i&quot;;&quot;.&quot;;&quot;$&quot;&amp;[.D2]&amp;&quot;$&quot;))" office:value-type="string" office:string-value="$2$" calcext:value-type="string">
            <text:p>$2$</text:p>
          </table:table-cell>
          <table:table-cell table:formula="of:=IF(ISBLANK([.E2]);&quot;&quot;;IF([.E2]=&quot;i&quot;;&quot;.&quot;;&quot;$&quot;&amp;[.E2]&amp;&quot;$&quot;))" office:value-type="string" office:string-value="$x$" calcext:value-type="string">
            <text:p>$x$</text:p>
          </table:table-cell>
          <table:table-cell table:formula="of:=IF(ISBLANK([.F2]);&quot;--&quot;;&quot;$v_{&quot;&amp;[.F2]&amp;&quot;}: &quot;&amp;[.G2]&amp;&quot;$&quot;)" office:value-type="string" office:string-value="$v_{3}: 2$" calcext:value-type="string">
            <text:p>$v_{3}: 2$</text:p>
          </table:table-cell>
          <table:table-cell table:formula="of:=IF(ISBLANK([.H2]);&quot;--&quot;;&quot;$v_{&quot;&amp;[.H2]&amp;&quot;}: &quot;&amp;[.I2]&amp;&quot;$&quot;)" office:value-type="string" office:string-value="$v_{1}: 12$" calcext:value-type="string">
            <text:p>$v_{1}: 12$</text:p>
          </table:table-cell>
          <table:table-cell table:formula="of:=IF(ISBLANK([.J2]);&quot;--&quot;;&quot;$v_{&quot;&amp;[.J2]&amp;&quot;}: &quot;&amp;[.K2]&amp;&quot;$&quot;)" office:value-type="string" office:string-value="$v_{2}: 8$" calcext:value-type="string">
            <text:p>$v_{2}: 8$</text:p>
          </table:table-cell>
          <table:table-cell/>
          <table:table-cell table:style-name="Default"/>
          <table:table-cell/>
          <table:table-cell table:formula="of:=CONCATENATE([.A12];&quot; &amp; &quot;;[.B12];&quot; &amp; &quot;;[.C12];&quot; &amp; &quot;;[.D12];&quot; &amp; &quot;;[.E12];&quot; &amp; &quot;;[.F12];&quot; &amp; &quot;;[.G12];&quot; &amp; &quot;;[.H12];&quot; &amp; &quot;; [.L3];&quot; \\ &quot;;IF(ISBLANK([.L2]);&quot;&quot;;&quot;\hline&quot;))" office:value-type="string" office:string-value="$0$ &amp; $12$ &amp; $8$ &amp; $2$ &amp; $x$ &amp; $v_{3}: 2$ &amp; $v_{1}: 12$ &amp; $v_{2}: 8$ &amp; blau \\ " calcext:value-type="string">
            <text:p>$0$ &amp; $12$ &amp; $8$ &amp; $2$ &amp; $x$ &amp; $v_{3}: 2$ &amp; $v_{1}: 12$ &amp; $v_{2}: 8$ &amp; blau \\ </text:p>
          </table:table-cell>
          <table:table-cell table:number-columns-repeated="1012"/>
        </table:table-row>
        <table:table-row table:style-name="ro1">
          <table:table-cell table:formula="of:=IF([.A3]=&quot;T&quot;;&quot;\colorbox{black}{x}&quot;;&quot;&quot;)">
            <text:p/>
          </table:table-cell>
          <table:table-cell table:formula="of:=IF([.B3]=&quot;T&quot;;&quot;\colorbox{black}{x}&quot;;&quot;&quot;)">
            <text:p/>
          </table:table-cell>
          <table:table-cell table:formula="of:=IF([.C3]=&quot;T&quot;;&quot;\colorbox{black}{x}&quot;;&quot;&quot;)">
            <text:p/>
          </table:table-cell>
          <table:table-cell table:formula="of:=IF([.D3]=&quot;T&quot;;&quot;\colorbox{black}{x}&quot;;&quot;&quot;)" office:value-type="string" office:string-value="\colorbox{black}{x}" calcext:value-type="string">
            <text:p>\colorbox{black}{x}</text:p>
          </table:table-cell>
          <table:table-cell table:formula="of:=IF([.E3]=&quot;T&quot;;&quot;\colorbox{black}{x}&quot;;&quot;&quot;)">
            <text:p/>
          </table:table-cell>
          <table:table-cell table:formula="of:=IF(ISBLANK([.F3]);&quot;--&quot;;&quot;$v_{&quot;&amp;[.F3]&amp;&quot;}: &quot;&amp;[.G3]&amp;&quot;$&quot;)" office:value-type="string" office:string-value="$v_{2}: 8$" calcext:value-type="string">
            <text:p>$v_{2}: 8$</text:p>
          </table:table-cell>
          <table:table-cell table:formula="of:=IF(ISBLANK([.H3]);&quot;--&quot;;&quot;$v_{&quot;&amp;[.H3]&amp;&quot;}: &quot;&amp;[.I3]&amp;&quot;$&quot;)" office:value-type="string" office:string-value="$v_{1}: 12$" calcext:value-type="string">
            <text:p>$v_{1}: 12$</text:p>
          </table:table-cell>
          <table:table-cell table:formula="of:=IF(ISBLANK([.J3]);&quot;--&quot;;&quot;$v_{&quot;&amp;[.J3]&amp;&quot;}: &quot;&amp;[.K3]&amp;&quot;$&quot;)" office:value-type="string" office:string-value="--" calcext:value-type="string">
            <text:p>--</text:p>
          </table:table-cell>
          <table:table-cell/>
          <table:table-cell table:style-name="Default"/>
          <table:table-cell/>
          <table:table-cell table:formula="of:=CONCATENATE([.A13];&quot; &amp; &quot;;[.B13];&quot; &amp; &quot;;[.C13];&quot; &amp; &quot;;[.D13];&quot; &amp; &quot;;[.E13];&quot; &amp; &quot;;[.F13];&quot; &amp; &quot;;[.G13];&quot; &amp; &quot;;[.H13];&quot; &amp; &quot;; [.L4];&quot; \\ &quot;;IF(ISBLANK([.L3]);&quot;&quot;;&quot;\hline&quot;))" office:value-type="string" office:string-value=" &amp;  &amp;  &amp; \colorbox{black}{x} &amp;  &amp; $v_{2}: 8$ &amp; $v_{1}: 12$ &amp; -- &amp;  \\ \hline" calcext:value-type="string">
            <text:p><text:s/>&amp; <text:s/>&amp; <text:s/>&amp; \colorbox{black}{x} &amp; <text:s/>&amp; $v_{2}: 8$ &amp; $v_{1}: 12$ &amp; -- &amp; <text:s/>\\ \hline</text:p>
          </table:table-cell>
          <table:table-cell table:number-columns-repeated="1012"/>
        </table:table-row>
        <table:table-row table:style-name="ro1">
          <table:table-cell table:formula="of:=IF(ISBLANK([.A4]);&quot;&quot;;IF([.A4]=&quot;i&quot;;&quot;.&quot;;&quot;$&quot;&amp;[.A4]&amp;&quot;$&quot;))" office:value-type="string" office:string-value="." calcext:value-type="string">
            <text:p>.</text:p>
          </table:table-cell>
          <table:table-cell table:formula="of:=IF(ISBLANK([.B4]);&quot;&quot;;IF([.B4]=&quot;i&quot;;&quot;.&quot;;&quot;$&quot;&amp;[.B4]&amp;&quot;$&quot;))" office:value-type="string" office:string-value="$8$" calcext:value-type="string">
            <text:p>$8$</text:p>
          </table:table-cell>
          <table:table-cell table:formula="of:=IF(ISBLANK([.C4]);&quot;&quot;;IF([.C4]=&quot;i&quot;;&quot;.&quot;;&quot;$&quot;&amp;[.C4]&amp;&quot;$&quot;))" office:value-type="string" office:string-value="$7$" calcext:value-type="string">
            <text:p>$7$</text:p>
          </table:table-cell>
          <table:table-cell table:formula="of:=IF(ISBLANK([.D4]);&quot;&quot;;IF([.D4]=&quot;i&quot;;&quot;.&quot;;&quot;$&quot;&amp;[.D4]&amp;&quot;$&quot;))">
            <text:p/>
          </table:table-cell>
          <table:table-cell table:formula="of:=IF(ISBLANK([.E4]);&quot;&quot;;IF([.E4]=&quot;i&quot;;&quot;.&quot;;&quot;$&quot;&amp;[.E4]&amp;&quot;$&quot;))" office:value-type="string" office:string-value="$4$" calcext:value-type="string">
            <text:p>$4$</text:p>
          </table:table-cell>
          <table:table-cell table:formula="of:=IF(ISBLANK([.F4]);&quot;--&quot;;&quot;$v_{&quot;&amp;[.F4]&amp;&quot;}: &quot;&amp;[.G4]&amp;&quot;$&quot;)" office:value-type="string" office:string-value="$v_{4}: 4$" calcext:value-type="string">
            <text:p>$v_{4}: 4$</text:p>
          </table:table-cell>
          <table:table-cell table:formula="of:=IF(ISBLANK([.H4]);&quot;--&quot;;&quot;$v_{&quot;&amp;[.H4]&amp;&quot;}: &quot;&amp;[.I4]&amp;&quot;$&quot;)" office:value-type="string" office:string-value="$v_{1}: 8$" calcext:value-type="string">
            <text:p>$v_{1}: 8$</text:p>
          </table:table-cell>
          <table:table-cell table:formula="of:=IF(ISBLANK([.J4]);&quot;--&quot;;&quot;$v_{&quot;&amp;[.J4]&amp;&quot;}: &quot;&amp;[.K4]&amp;&quot;$&quot;)" office:value-type="string" office:string-value="$v_{2}: 7$" calcext:value-type="string">
            <text:p>$v_{2}: 7$</text:p>
          </table:table-cell>
          <table:table-cell/>
          <table:table-cell table:style-name="Default"/>
          <table:table-cell/>
          <table:table-cell table:formula="of:=CONCATENATE([.A14];&quot; &amp; &quot;;[.B14];&quot; &amp; &quot;;[.C14];&quot; &amp; &quot;;[.D14];&quot; &amp; &quot;;[.E14];&quot; &amp; &quot;;[.F14];&quot; &amp; &quot;;[.G14];&quot; &amp; &quot;;[.H14];&quot; &amp; &quot;; [.L5];&quot; \\ &quot;;IF(ISBLANK([.L4]);&quot;&quot;;&quot;\hline&quot;))" office:value-type="string" office:string-value=". &amp; $8$ &amp; $7$ &amp;  &amp; $4$ &amp; $v_{4}: 4$ &amp; $v_{1}: 8$ &amp; $v_{2}: 7$ &amp; lila \\ " calcext:value-type="string">
            <text:p>. &amp; $8$ &amp; $7$ &amp; <text:s/>&amp; $4$ &amp; $v_{4}: 4$ &amp; $v_{1}: 8$ &amp; $v_{2}: 7$ &amp; lila \\ </text:p>
          </table:table-cell>
          <table:table-cell table:number-columns-repeated="1012"/>
        </table:table-row>
        <table:table-row table:style-name="ro1">
          <table:table-cell table:formula="of:=IF([.A5]=&quot;T&quot;;&quot;\colorbox{black}{x}&quot;;&quot;&quot;)">
            <text:p/>
          </table:table-cell>
          <table:table-cell table:formula="of:=IF([.B5]=&quot;T&quot;;&quot;\colorbox{black}{x}&quot;;&quot;&quot;)">
            <text:p/>
          </table:table-cell>
          <table:table-cell table:formula="of:=IF([.C5]=&quot;T&quot;;&quot;\colorbox{black}{x}&quot;;&quot;&quot;)">
            <text:p/>
          </table:table-cell>
          <table:table-cell table:formula="of:=IF([.D5]=&quot;T&quot;;&quot;\colorbox{black}{x}&quot;;&quot;&quot;)">
            <text:p/>
          </table:table-cell>
          <table:table-cell table:formula="of:=IF([.E5]=&quot;T&quot;;&quot;\colorbox{black}{x}&quot;;&quot;&quot;)" office:value-type="string" office:string-value="\colorbox{black}{x}" calcext:value-type="string">
            <text:p>\colorbox{black}{x}</text:p>
          </table:table-cell>
          <table:table-cell table:formula="of:=IF(ISBLANK([.F5]);&quot;--&quot;;&quot;$v_{&quot;&amp;[.F5]&amp;&quot;}: &quot;&amp;[.G5]&amp;&quot;$&quot;)" office:value-type="string" office:string-value="$v_{2}: 7$" calcext:value-type="string">
            <text:p>$v_{2}: 7$</text:p>
          </table:table-cell>
          <table:table-cell table:formula="of:=IF(ISBLANK([.H5]);&quot;--&quot;;&quot;$v_{&quot;&amp;[.H5]&amp;&quot;}: &quot;&amp;[.I5]&amp;&quot;$&quot;)" office:value-type="string" office:string-value="$v_{1}: 8$" calcext:value-type="string">
            <text:p>$v_{1}: 8$</text:p>
          </table:table-cell>
          <table:table-cell table:formula="of:=IF(ISBLANK([.J5]);&quot;--&quot;;&quot;$v_{&quot;&amp;[.J5]&amp;&quot;}: &quot;&amp;[.K5]&amp;&quot;$&quot;)" office:value-type="string" office:string-value="--" calcext:value-type="string">
            <text:p>--</text:p>
          </table:table-cell>
          <table:table-cell/>
          <table:table-cell table:style-name="Default"/>
          <table:table-cell/>
          <table:table-cell table:formula="of:=CONCATENATE([.A15];&quot; &amp; &quot;;[.B15];&quot; &amp; &quot;;[.C15];&quot; &amp; &quot;;[.D15];&quot; &amp; &quot;;[.E15];&quot; &amp; &quot;;[.F15];&quot; &amp; &quot;;[.G15];&quot; &amp; &quot;;[.H15];&quot; &amp; &quot;; [.L6];&quot; \\ &quot;;IF(ISBLANK([.L5]);&quot;&quot;;&quot;\hline&quot;))" office:value-type="string" office:string-value=" &amp;  &amp;  &amp;  &amp; \colorbox{black}{x} &amp; $v_{2}: 7$ &amp; $v_{1}: 8$ &amp; -- &amp;  \\ \hline" calcext:value-type="string">
            <text:p><text:s/>&amp; <text:s/>&amp; <text:s/>&amp; <text:s/>&amp; \colorbox{black}{x} &amp; $v_{2}: 7$ &amp; $v_{1}: 8$ &amp; -- &amp; <text:s/>\\ \hline</text:p>
          </table:table-cell>
          <table:table-cell table:number-columns-repeated="1012"/>
        </table:table-row>
        <table:table-row table:style-name="ro1">
          <table:table-cell table:formula="of:=IF(ISBLANK([.A6]);&quot;&quot;;IF([.A6]=&quot;i&quot;;&quot;.&quot;;&quot;$&quot;&amp;[.A6]&amp;&quot;$&quot;))">
            <text:p/>
          </table:table-cell>
          <table:table-cell table:formula="of:=IF(ISBLANK([.B6]);&quot;&quot;;IF([.B6]=&quot;i&quot;;&quot;.&quot;;&quot;$&quot;&amp;[.B6]&amp;&quot;$&quot;))" office:value-type="string" office:string-value="$5$" calcext:value-type="string">
            <text:p>$5$</text:p>
          </table:table-cell>
          <table:table-cell table:formula="of:=IF(ISBLANK([.C6]);&quot;&quot;;IF([.C6]=&quot;i&quot;;&quot;.&quot;;&quot;$&quot;&amp;[.C6]&amp;&quot;$&quot;))" office:value-type="string" office:string-value="$5$" calcext:value-type="string">
            <text:p>$5$</text:p>
          </table:table-cell>
          <table:table-cell table:formula="of:=IF(ISBLANK([.D6]);&quot;&quot;;IF([.D6]=&quot;i&quot;;&quot;.&quot;;&quot;$&quot;&amp;[.D6]&amp;&quot;$&quot;))">
            <text:p/>
          </table:table-cell>
          <table:table-cell table:formula="of:=IF(ISBLANK([.E6]);&quot;&quot;;IF([.E6]=&quot;i&quot;;&quot;.&quot;;&quot;$&quot;&amp;[.E6]&amp;&quot;$&quot;))">
            <text:p/>
          </table:table-cell>
          <table:table-cell table:formula="of:=IF(ISBLANK([.F6]);&quot;--&quot;;&quot;$v_{&quot;&amp;[.F6]&amp;&quot;}: &quot;&amp;[.G6]&amp;&quot;$&quot;)" office:value-type="string" office:string-value="$v_{1}: 5$" calcext:value-type="string">
            <text:p>$v_{1}: 5$</text:p>
          </table:table-cell>
          <table:table-cell table:formula="of:=IF(ISBLANK([.H6]);&quot;--&quot;;&quot;$v_{&quot;&amp;[.H6]&amp;&quot;}: &quot;&amp;[.I6]&amp;&quot;$&quot;)" office:value-type="string" office:string-value="$v_{2}: 5$" calcext:value-type="string">
            <text:p>$v_{2}: 5$</text:p>
          </table:table-cell>
          <table:table-cell table:formula="of:=IF(ISBLANK([.J6]);&quot;--&quot;;&quot;$v_{&quot;&amp;[.J6]&amp;&quot;}: &quot;&amp;[.K6]&amp;&quot;$&quot;)" office:value-type="string" office:string-value="--" calcext:value-type="string">
            <text:p>--</text:p>
          </table:table-cell>
          <table:table-cell/>
          <table:table-cell table:style-name="Default"/>
          <table:table-cell/>
          <table:table-cell table:formula="of:=CONCATENATE([.A16];&quot; &amp; &quot;;[.B16];&quot; &amp; &quot;;[.C16];&quot; &amp; &quot;;[.D16];&quot; &amp; &quot;;[.E16];&quot; &amp; &quot;;[.F16];&quot; &amp; &quot;;[.G16];&quot; &amp; &quot;;[.H16];&quot; &amp; &quot;; [.L7];&quot; \\ &quot;;IF(ISBLANK([.L6]);&quot;&quot;;&quot;\hline&quot;))" office:value-type="string" office:string-value=" &amp; $5$ &amp; $5$ &amp;  &amp;  &amp; $v_{1}: 5$ &amp; $v_{2}: 5$ &amp; -- &amp; rot \\ " calcext:value-type="string">
            <text:p><text:s/>&amp; $5$ &amp; $5$ &amp; <text:s/>&amp; <text:s/>&amp; $v_{1}: 5$ &amp; $v_{2}: 5$ &amp; -- &amp; rot \\ </text:p>
          </table:table-cell>
          <table:table-cell table:number-columns-repeated="1012"/>
        </table:table-row>
        <table:table-row table:style-name="ro1">
          <table:table-cell table:formula="of:=IF([.A7]=&quot;T&quot;;&quot;\colorbox{black}{x}&quot;;&quot;&quot;)">
            <text:p/>
          </table:table-cell>
          <table:table-cell table:formula="of:=IF([.B7]=&quot;T&quot;;&quot;\colorbox{black}{x}&quot;;&quot;&quot;)" office:value-type="string" office:string-value="\colorbox{black}{x}" calcext:value-type="string">
            <text:p>\colorbox{black}{x}</text:p>
          </table:table-cell>
          <table:table-cell table:formula="of:=IF([.C7]=&quot;T&quot;;&quot;\colorbox{black}{x}&quot;;&quot;&quot;)">
            <text:p/>
          </table:table-cell>
          <table:table-cell table:formula="of:=IF([.D7]=&quot;T&quot;;&quot;\colorbox{black}{x}&quot;;&quot;&quot;)">
            <text:p/>
          </table:table-cell>
          <table:table-cell table:formula="of:=IF([.E7]=&quot;T&quot;;&quot;\colorbox{black}{x}&quot;;&quot;&quot;)">
            <text:p/>
          </table:table-cell>
          <table:table-cell table:formula="of:=IF(ISBLANK([.F7]);&quot;--&quot;;&quot;$v_{&quot;&amp;[.F7]&amp;&quot;}: &quot;&amp;[.G7]&amp;&quot;$&quot;)" office:value-type="string" office:string-value="$v_{2}: 5$" calcext:value-type="string">
            <text:p>$v_{2}: 5$</text:p>
          </table:table-cell>
          <table:table-cell table:formula="of:=IF(ISBLANK([.H7]);&quot;--&quot;;&quot;$v_{&quot;&amp;[.H7]&amp;&quot;}: &quot;&amp;[.I7]&amp;&quot;$&quot;)" office:value-type="string" office:string-value="--" calcext:value-type="string">
            <text:p>--</text:p>
          </table:table-cell>
          <table:table-cell table:formula="of:=IF(ISBLANK([.J7]);&quot;--&quot;;&quot;$v_{&quot;&amp;[.J7]&amp;&quot;}: &quot;&amp;[.K7]&amp;&quot;$&quot;)" office:value-type="string" office:string-value="--" calcext:value-type="string">
            <text:p>--</text:p>
          </table:table-cell>
          <table:table-cell/>
          <table:table-cell table:style-name="Default"/>
          <table:table-cell/>
          <table:table-cell table:formula="of:=CONCATENATE([.A17];&quot; &amp; &quot;;[.B17];&quot; &amp; &quot;;[.C17];&quot; &amp; &quot;;[.D17];&quot; &amp; &quot;;[.E17];&quot; &amp; &quot;;[.F17];&quot; &amp; &quot;;[.G17];&quot; &amp; &quot;;[.H17];&quot; &amp; &quot;; [.L8];&quot; \\ &quot;;IF(ISBLANK([.L7]);&quot;&quot;;&quot;\hline&quot;))" office:value-type="string" office:string-value=" &amp; \colorbox{black}{x} &amp;  &amp;  &amp;  &amp; $v_{2}: 5$ &amp; -- &amp; -- &amp;  \\ \hline" calcext:value-type="string">
            <text:p><text:s/>&amp; \colorbox{black}{x} &amp; <text:s/>&amp; <text:s/>&amp; <text:s/>&amp; $v_{2}: 5$ &amp; -- &amp; -- &amp; <text:s/>\\ \hline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formula="of:=IF(ISBLANK([.F8]);&quot;--&quot;;&quot;$v_{&quot;&amp;[.F8]&amp;&quot;}: &quot;&amp;[.G8]&amp;&quot;$&quot;)" office:value-type="string" office:string-value="$v_{2}: 5$" calcext:value-type="string">
            <text:p>$v_{2}: 5$</text:p>
          </table:table-cell>
          <table:table-cell table:formula="of:=IF(ISBLANK([.H8]);&quot;--&quot;;&quot;$v_{&quot;&amp;[.H8]&amp;&quot;}: &quot;&amp;[.I8]&amp;&quot;$&quot;)" office:value-type="string" office:string-value="--" calcext:value-type="string">
            <text:p>--</text:p>
          </table:table-cell>
          <table:table-cell table:formula="of:=IF(ISBLANK([.J8]);&quot;--&quot;;&quot;$v_{&quot;&amp;[.J8]&amp;&quot;}: &quot;&amp;[.K8]&amp;&quot;$&quot;)" office:value-type="string" office:string-value="--" calcext:value-type="string">
            <text:p>--</text:p>
          </table:table-cell>
          <table:table-cell/>
          <table:table-cell table:style-name="Default"/>
          <table:table-cell/>
          <table:table-cell table:formula="of:=CONCATENATE([.A18];&quot; &amp; &quot;;[.B18];&quot; &amp; &quot;;[.C18];&quot; &amp; &quot;;[.D18];&quot; &amp; &quot;;[.E18];&quot; &amp; &quot;;[.F18];&quot; &amp; &quot;;[.G18];&quot; &amp; &quot;;[.H18];&quot; &amp; &quot;; [.L9];&quot; \\ &quot;;IF(ISBLANK([.L8]);&quot;&quot;;&quot;\hline&quot;))" office:value-type="string" office:string-value=" &amp;  &amp;  &amp;  &amp;  &amp; $v_{2}: 5$ &amp; -- &amp; -- &amp;  \\ " calcext:value-type="string">
            <text:p><text:s/>&amp; <text:s/>&amp; <text:s/>&amp; <text:s/>&amp; <text:s/>&amp; $v_{2}: 5$ &amp; -- &amp; -- &amp; <text:s/>\\ </text:p>
          </table:table-cell>
          <table:table-cell table:number-columns-repeated="101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1" table:number-columns-repeated="6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2"/>
          <table:table-cell office:value-type="string" calcext:value-type="string">
            <text:p>S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x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x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ger Weg ist besser (als 4)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&quot;$&quot;&amp;[.B1]&amp;&quot;$&quot;" office:value-type="string" office:string-value="$S$" calcext:value-type="string">
            <text:p>$S$</text:p>
          </table:table-cell>
          <table:table-cell table:formula="of:=&quot;$&quot;&amp;[.C1]&amp;&quot;$&quot;" office:value-type="string" office:string-value="$ A$" calcext:value-type="string">
            <text:p>$ A$</text:p>
          </table:table-cell>
          <table:table-cell table:formula="of:=&quot;$&quot;&amp;[.D1]&amp;&quot;$&quot;" office:value-type="string" office:string-value="$B$" calcext:value-type="string">
            <text:p>$B$</text:p>
          </table:table-cell>
          <table:table-cell table:formula="of:=&quot;$&quot;&amp;[.E1]&amp;&quot;$&quot;" office:value-type="string" office:string-value="$C$" calcext:value-type="string">
            <text:p>$C$</text:p>
          </table:table-cell>
          <table:table-cell office:value-type="string" calcext:value-type="string">
            <text:p>$\sum$</text:p>
          </table:table-cell>
          <table:table-cell office:value-type="string" calcext:value-type="string">
            <text:p>Ergebnis</text:p>
          </table:table-cell>
          <table:table-cell/>
          <table:table-cell table:formula="of:=CONCATENATE([.A7];&quot; &amp; &quot;;[.B7];&quot; &amp; &quot;;[.C7];&quot; &amp; &quot;;[.D7];&quot; &amp; &quot;;[.E7];&quot; &amp; &quot;;[.F7];&quot; &amp; &quot;;[.G7];&quot; &amp; &quot;;[.H7];&quot;\\ \hline&quot;)" office:value-type="string" office:string-value=" &amp; $S$ &amp; $ A$ &amp; $B$ &amp; $C$ &amp; $\sum$ &amp; Ergebnis &amp; \\ \hline" calcext:value-type="string">
            <text:p><text:s/>&amp; $S$ &amp; $ A$ &amp; $B$ &amp; $C$ &amp; $\sum$ &amp; Ergebnis &amp; \\ \hline</text:p>
          </table:table-cell>
        </table:table-row>
        <table:table-row table:style-name="ro1">
          <table:table-cell table:formula="of:=&quot;$&quot;&amp;[.A2]&amp;&quot;$&quot;" office:value-type="string" office:string-value="$S$" calcext:value-type="string">
            <text:p>$S$</text:p>
          </table:table-cell>
          <table:table-cell table:formula="of:=TEXT([.B2];&quot;$+0$;$-0$;$+0$;@&quot;)" office:value-type="string" office:string-value="x" calcext:value-type="string">
            <text:p>x</text:p>
          </table:table-cell>
          <table:table-cell table:formula="of:=TEXT([.C2];&quot;$+0$;$-0$;$+0$;@&quot;)" office:value-type="string" office:string-value="$+6$" calcext:value-type="string">
            <text:p>$+6$</text:p>
          </table:table-cell>
          <table:table-cell table:formula="of:=TEXT([.D2];&quot;$+0$;$-0$;$+0$;@&quot;)" office:value-type="string" office:string-value="-" calcext:value-type="string">
            <text:p>-</text:p>
          </table:table-cell>
          <table:table-cell table:formula="of:=TEXT([.E2];&quot;$+0$;$-0$;$+0$;@&quot;)" office:value-type="string" office:string-value="$+4$" calcext:value-type="string">
            <text:p>$+4$</text:p>
          </table:table-cell>
          <table:table-cell table:formula="of:=TEXT([.F2];&quot;$+0$;$-0$;$+0$;@&quot;)" office:value-type="string" office:string-value="$+0$" calcext:value-type="string">
            <text:p>$+0$</text:p>
          </table:table-cell>
          <table:table-cell table:number-columns-repeated="2"/>
          <table:table-cell table:formula="of:=CONCATENATE([.A8];&quot; &amp; &quot;;[.B8];&quot; &amp; &quot;;[.C8];&quot; &amp; &quot;;[.D8];&quot; &amp; &quot;;[.E8];&quot; &amp; &quot;;[.F8];&quot; &amp; &quot;;[.G8];&quot; &amp; &quot;;[.H8];&quot;\\ \hline&quot;)" office:value-type="string" office:string-value="$S$ &amp; x &amp; $+6$ &amp; - &amp; $+4$ &amp; $+0$ &amp;  &amp; \\ \hline" calcext:value-type="string">
            <text:p>$S$ &amp; x &amp; $+6$ &amp; - &amp; $+4$ &amp; $+0$ &amp; <text:s/>&amp; \\ \hline</text:p>
          </table:table-cell>
        </table:table-row>
        <table:table-row table:style-name="ro2">
          <table:table-cell table:formula="of:=&quot;$&quot;&amp;[.A3]&amp;&quot;$&quot;" office:value-type="string" office:string-value="$A$" calcext:value-type="string">
            <text:p>$A$</text:p>
          </table:table-cell>
          <table:table-cell table:formula="of:=TEXT([.B3];&quot;$+0$;$-0$;$+0$;@&quot;)" office:value-type="string" office:string-value="-" calcext:value-type="string">
            <text:p>-</text:p>
          </table:table-cell>
          <table:table-cell table:formula="of:=TEXT([.C3];&quot;$+0$;$-0$;$+0$;@&quot;)" office:value-type="string" office:string-value=" x" calcext:value-type="string">
            <text:p><text:s/>x</text:p>
          </table:table-cell>
          <table:table-cell table:formula="of:=TEXT([.D3];&quot;$+0$;$-0$;$+0$;@&quot;)" office:value-type="string" office:string-value="$-3$" calcext:value-type="string">
            <text:p>$-3$</text:p>
          </table:table-cell>
          <table:table-cell table:formula="of:=TEXT([.E3];&quot;$+0$;$-0$;$+0$;@&quot;)" office:value-type="string" office:string-value="-" calcext:value-type="string">
            <text:p>-</text:p>
          </table:table-cell>
          <table:table-cell table:formula="of:=TEXT([.F3];&quot;$+0$;$-0$;$+0$;@&quot;)" office:value-type="string" office:string-value="$+6$" calcext:value-type="string">
            <text:p>$+6$</text:p>
          </table:table-cell>
          <table:table-cell table:number-columns-repeated="2"/>
          <table:table-cell table:formula="of:=CONCATENATE([.A9];&quot; &amp; &quot;;[.B9];&quot; &amp; &quot;;[.C9];&quot; &amp; &quot;;[.D9];&quot; &amp; &quot;;[.E9];&quot; &amp; &quot;;[.F9];&quot; &amp; &quot;;[.G9];&quot; &amp; &quot;;[.H9];&quot;\\ \hline&quot;)" office:value-type="string" office:string-value="$A$ &amp; - &amp;  x &amp; $-3$ &amp; - &amp; $+6$ &amp;  &amp; \\ \hline" calcext:value-type="string">
            <text:p>$A$ &amp; - &amp; <text:s/>x &amp; $-3$ &amp; - &amp; $+6$ &amp; <text:s/>&amp; \\ \hline</text:p>
          </table:table-cell>
        </table:table-row>
        <table:table-row table:style-name="ro1">
          <table:table-cell table:formula="of:=&quot;$&quot;&amp;[.A4]&amp;&quot;$&quot;" office:value-type="string" office:string-value="$B$" calcext:value-type="string">
            <text:p>$B$</text:p>
          </table:table-cell>
          <table:table-cell table:formula="of:=TEXT([.B4];&quot;$+0$;$-0$;$+0$;@&quot;)" office:value-type="string" office:string-value="-" calcext:value-type="string">
            <text:p>-</text:p>
          </table:table-cell>
          <table:table-cell table:formula="of:=TEXT([.C4];&quot;$+0$;$-0$;$+0$;@&quot;)" office:value-type="string" office:string-value=" -" calcext:value-type="string">
            <text:p><text:s/>-</text:p>
          </table:table-cell>
          <table:table-cell table:formula="of:=TEXT([.D4];&quot;$+0$;$-0$;$+0$;@&quot;)" office:value-type="string" office:string-value="x" calcext:value-type="string">
            <text:p>x</text:p>
          </table:table-cell>
          <table:table-cell table:formula="of:=TEXT([.E4];&quot;$+0$;$-0$;$+0$;@&quot;)" office:value-type="string" office:string-value="$-2$" calcext:value-type="string">
            <text:p>$-2$</text:p>
          </table:table-cell>
          <table:table-cell table:formula="of:=TEXT([.F4];&quot;$+0$;$-0$;$+0$;@&quot;)" office:value-type="string" office:string-value="$+3$" calcext:value-type="string">
            <text:p>$+3$</text:p>
          </table:table-cell>
          <table:table-cell table:number-columns-repeated="2"/>
          <table:table-cell table:formula="of:=CONCATENATE([.A10];&quot; &amp; &quot;;[.B10];&quot; &amp; &quot;;[.C10];&quot; &amp; &quot;;[.D10];&quot; &amp; &quot;;[.E10];&quot; &amp; &quot;;[.F10];&quot; &amp; &quot;;[.G10];&quot; &amp; &quot;;[.H10];&quot;\\ \hline&quot;)" office:value-type="string" office:string-value="$B$ &amp; - &amp;  - &amp; x &amp; $-2$ &amp; $+3$ &amp;  &amp; \\ \hline" calcext:value-type="string">
            <text:p>$B$ &amp; - &amp; <text:s/>- &amp; x &amp; $-2$ &amp; $+3$ &amp; <text:s/>&amp; \\ \hline</text:p>
          </table:table-cell>
        </table:table-row>
        <table:table-row table:style-name="ro1">
          <table:table-cell table:formula="of:=&quot;$&quot;&amp;[.A5]&amp;&quot;$&quot;" office:value-type="string" office:string-value="$C$" calcext:value-type="string">
            <text:p>$C$</text:p>
          </table:table-cell>
          <table:table-cell table:formula="of:=TEXT([.B5];&quot;$+0$;$-0$;$+0$;@&quot;)" office:value-type="string" office:string-value="-" calcext:value-type="string">
            <text:p>-</text:p>
          </table:table-cell>
          <table:table-cell table:formula="of:=TEXT([.C5];&quot;$+0$;$-0$;$+0$;@&quot;)" office:value-type="string" office:string-value=" -" calcext:value-type="string">
            <text:p><text:s/>-</text:p>
          </table:table-cell>
          <table:table-cell table:formula="of:=TEXT([.D5];&quot;$+0$;$-0$;$+0$;@&quot;)" office:value-type="string" office:string-value="-" calcext:value-type="string">
            <text:p>-</text:p>
          </table:table-cell>
          <table:table-cell table:formula="of:=TEXT([.E5];&quot;$+0$;$-0$;$+0$;@&quot;)" office:value-type="string" office:string-value="x" calcext:value-type="string">
            <text:p>x</text:p>
          </table:table-cell>
          <table:table-cell table:formula="of:=TEXT([.F5];&quot;$+0$;$-0$;$+0$;@&quot;)" office:value-type="string" office:string-value="$+1$" calcext:value-type="string">
            <text:p>$+1$</text:p>
          </table:table-cell>
          <table:table-cell table:formula="of:=[.G5]" office:value-type="string" office:string-value="langer Weg ist besser (als 4)" calcext:value-type="string">
            <text:p>langer Weg ist besser (als 4)</text:p>
          </table:table-cell>
          <table:table-cell/>
          <table:table-cell table:formula="of:=CONCATENATE([.A11];&quot; &amp; &quot;;[.B11];&quot; &amp; &quot;;[.C11];&quot; &amp; &quot;;[.D11];&quot; &amp; &quot;;[.E11];&quot; &amp; &quot;;[.F11];&quot; &amp; &quot;;[.G11];&quot; &amp; &quot;;[.H11];&quot;\\ \hline&quot;)" office:value-type="string" office:string-value="$C$ &amp; - &amp;  - &amp; - &amp; x &amp; $+1$ &amp; langer Weg ist besser (als 4) &amp; \\ \hline" calcext:value-type="string">
            <text:p>$C$ &amp; - &amp; <text:s/>- &amp; - &amp; x &amp; $+1$ &amp; langer Weg ist besser (als 4) &amp; \\ \hline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2"/>
          <table:table-cell office:value-type="string" calcext:value-type="string">
            <text:p>S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urzer Weg ist besser (als 10)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&quot;$&quot;&amp;[.B15]&amp;&quot;$&quot;" office:value-type="string" office:string-value="$S$" calcext:value-type="string">
            <text:p>$S$</text:p>
          </table:table-cell>
          <table:table-cell table:formula="of:=&quot;$&quot;&amp;[.C15]&amp;&quot;$&quot;" office:value-type="string" office:string-value="$ A$" calcext:value-type="string">
            <text:p>$ A$</text:p>
          </table:table-cell>
          <table:table-cell table:formula="of:=&quot;$&quot;&amp;[.D15]&amp;&quot;$&quot;" office:value-type="string" office:string-value="$B$" calcext:value-type="string">
            <text:p>$B$</text:p>
          </table:table-cell>
          <table:table-cell table:formula="of:=&quot;$&quot;&amp;[.E15]&amp;&quot;$&quot;" office:value-type="string" office:string-value="$C$" calcext:value-type="string">
            <text:p>$C$</text:p>
          </table:table-cell>
          <table:table-cell office:value-type="string" calcext:value-type="string">
            <text:p>$\sum$</text:p>
          </table:table-cell>
          <table:table-cell office:value-type="string" calcext:value-type="string">
            <text:p>Ergebnis</text:p>
          </table:table-cell>
          <table:table-cell/>
          <table:table-cell table:formula="of:=CONCATENATE([.A21];&quot; &amp; &quot;;[.B21];&quot; &amp; &quot;;[.C21];&quot; &amp; &quot;;[.D21];&quot; &amp; &quot;;[.E21];&quot; &amp; &quot;;[.F21];&quot; &amp; &quot;;[.G21];&quot; &amp; &quot;;[.H21];&quot;\\ \hline&quot;)" office:value-type="string" office:string-value=" &amp; $S$ &amp; $ A$ &amp; $B$ &amp; $C$ &amp; $\sum$ &amp; Ergebnis &amp; \\ \hline" calcext:value-type="string">
            <text:p><text:s/>&amp; $S$ &amp; $ A$ &amp; $B$ &amp; $C$ &amp; $\sum$ &amp; Ergebnis &amp; \\ \hline</text:p>
          </table:table-cell>
        </table:table-row>
        <table:table-row table:style-name="ro1">
          <table:table-cell table:formula="of:=&quot;$&quot;&amp;[.A16]&amp;&quot;$&quot;" office:value-type="string" office:string-value="$S$" calcext:value-type="string">
            <text:p>$S$</text:p>
          </table:table-cell>
          <table:table-cell table:formula="of:=TEXT([.B16];&quot;$+0$;$-0$;$+0$;@&quot;)" office:value-type="string" office:string-value="x" calcext:value-type="string">
            <text:p>x</text:p>
          </table:table-cell>
          <table:table-cell table:formula="of:=TEXT([.C16];&quot;$+0$;$-0$;$+0$;@&quot;)" office:value-type="string" office:string-value="$+9$" calcext:value-type="string">
            <text:p>$+9$</text:p>
          </table:table-cell>
          <table:table-cell table:formula="of:=TEXT([.D16];&quot;$+0$;$-0$;$+0$;@&quot;)" office:value-type="string" office:string-value="-" calcext:value-type="string">
            <text:p>-</text:p>
          </table:table-cell>
          <table:table-cell table:formula="of:=TEXT([.E16];&quot;$+0$;$-0$;$+0$;@&quot;)" office:value-type="string" office:string-value="$+7$" calcext:value-type="string">
            <text:p>$+7$</text:p>
          </table:table-cell>
          <table:table-cell table:formula="of:=TEXT([.F16];&quot;$+0$;$-0$;$+0$;@&quot;)" office:value-type="string" office:string-value="$+0$" calcext:value-type="string">
            <text:p>$+0$</text:p>
          </table:table-cell>
          <table:table-cell table:number-columns-repeated="2"/>
          <table:table-cell table:formula="of:=CONCATENATE([.A22];&quot; &amp; &quot;;[.B22];&quot; &amp; &quot;;[.C22];&quot; &amp; &quot;;[.D22];&quot; &amp; &quot;;[.E22];&quot; &amp; &quot;;[.F22];&quot; &amp; &quot;;[.G22];&quot; &amp; &quot;;[.H22];&quot;\\ \hline&quot;)" office:value-type="string" office:string-value="$S$ &amp; x &amp; $+9$ &amp; - &amp; $+7$ &amp; $+0$ &amp;  &amp; \\ \hline" calcext:value-type="string">
            <text:p>$S$ &amp; x &amp; $+9$ &amp; - &amp; $+7$ &amp; $+0$ &amp; <text:s/>&amp; \\ \hline</text:p>
          </table:table-cell>
        </table:table-row>
        <table:table-row table:style-name="ro2">
          <table:table-cell table:formula="of:=&quot;$&quot;&amp;[.A17]&amp;&quot;$&quot;" office:value-type="string" office:string-value="$A$" calcext:value-type="string">
            <text:p>$A$</text:p>
          </table:table-cell>
          <table:table-cell table:formula="of:=TEXT([.B17];&quot;$+0$;$-0$;$+0$;@&quot;)" office:value-type="string" office:string-value="-" calcext:value-type="string">
            <text:p>-</text:p>
          </table:table-cell>
          <table:table-cell table:formula="of:=TEXT([.C17];&quot;$+0$;$-0$;$+0$;@&quot;)" office:value-type="string" office:string-value=" x" calcext:value-type="string">
            <text:p><text:s/>x</text:p>
          </table:table-cell>
          <table:table-cell table:formula="of:=TEXT([.D17];&quot;$+0$;$-0$;$+0$;@&quot;)" office:value-type="string" office:string-value="$+0$" calcext:value-type="string">
            <text:p>$+0$</text:p>
          </table:table-cell>
          <table:table-cell table:formula="of:=TEXT([.E17];&quot;$+0$;$-0$;$+0$;@&quot;)" office:value-type="string" office:string-value="-" calcext:value-type="string">
            <text:p>-</text:p>
          </table:table-cell>
          <table:table-cell table:formula="of:=TEXT([.F17];&quot;$+0$;$-0$;$+0$;@&quot;)" office:value-type="string" office:string-value="$+9$" calcext:value-type="string">
            <text:p>$+9$</text:p>
          </table:table-cell>
          <table:table-cell table:number-columns-repeated="2"/>
          <table:table-cell table:formula="of:=CONCATENATE([.A23];&quot; &amp; &quot;;[.B23];&quot; &amp; &quot;;[.C23];&quot; &amp; &quot;;[.D23];&quot; &amp; &quot;;[.E23];&quot; &amp; &quot;;[.F23];&quot; &amp; &quot;;[.G23];&quot; &amp; &quot;;[.H23];&quot;\\ \hline&quot;)" office:value-type="string" office:string-value="$A$ &amp; - &amp;  x &amp; $+0$ &amp; - &amp; $+9$ &amp;  &amp; \\ \hline" calcext:value-type="string">
            <text:p>$A$ &amp; - &amp; <text:s/>x &amp; $+0$ &amp; - &amp; $+9$ &amp; <text:s/>&amp; \\ \hline</text:p>
          </table:table-cell>
        </table:table-row>
        <table:table-row table:style-name="ro1">
          <table:table-cell table:formula="of:=&quot;$&quot;&amp;[.A18]&amp;&quot;$&quot;" office:value-type="string" office:string-value="$B$" calcext:value-type="string">
            <text:p>$B$</text:p>
          </table:table-cell>
          <table:table-cell table:formula="of:=TEXT([.B18];&quot;$+0$;$-0$;$+0$;@&quot;)" office:value-type="string" office:string-value="-" calcext:value-type="string">
            <text:p>-</text:p>
          </table:table-cell>
          <table:table-cell table:formula="of:=TEXT([.C18];&quot;$+0$;$-0$;$+0$;@&quot;)" office:value-type="string" office:string-value=" -" calcext:value-type="string">
            <text:p><text:s/>-</text:p>
          </table:table-cell>
          <table:table-cell table:formula="of:=TEXT([.D18];&quot;$+0$;$-0$;$+0$;@&quot;)" office:value-type="string" office:string-value="x" calcext:value-type="string">
            <text:p>x</text:p>
          </table:table-cell>
          <table:table-cell table:formula="of:=TEXT([.E18];&quot;$+0$;$-0$;$+0$;@&quot;)" office:value-type="string" office:string-value="$+1$" calcext:value-type="string">
            <text:p>$+1$</text:p>
          </table:table-cell>
          <table:table-cell table:formula="of:=TEXT([.F18];&quot;$+0$;$-0$;$+0$;@&quot;)" office:value-type="string" office:string-value="$+9$" calcext:value-type="string">
            <text:p>$+9$</text:p>
          </table:table-cell>
          <table:table-cell table:number-columns-repeated="2"/>
          <table:table-cell table:formula="of:=CONCATENATE([.A24];&quot; &amp; &quot;;[.B24];&quot; &amp; &quot;;[.C24];&quot; &amp; &quot;;[.D24];&quot; &amp; &quot;;[.E24];&quot; &amp; &quot;;[.F24];&quot; &amp; &quot;;[.G24];&quot; &amp; &quot;;[.H24];&quot;\\ \hline&quot;)" office:value-type="string" office:string-value="$B$ &amp; - &amp;  - &amp; x &amp; $+1$ &amp; $+9$ &amp;  &amp; \\ \hline" calcext:value-type="string">
            <text:p>$B$ &amp; - &amp; <text:s/>- &amp; x &amp; $+1$ &amp; $+9$ &amp; <text:s/>&amp; \\ \hline</text:p>
          </table:table-cell>
        </table:table-row>
        <table:table-row table:style-name="ro1">
          <table:table-cell table:formula="of:=&quot;$&quot;&amp;[.A19]&amp;&quot;$&quot;" office:value-type="string" office:string-value="$C$" calcext:value-type="string">
            <text:p>$C$</text:p>
          </table:table-cell>
          <table:table-cell table:formula="of:=TEXT([.B19];&quot;$+0$;$-0$;$+0$;@&quot;)" office:value-type="string" office:string-value="-" calcext:value-type="string">
            <text:p>-</text:p>
          </table:table-cell>
          <table:table-cell table:formula="of:=TEXT([.C19];&quot;$+0$;$-0$;$+0$;@&quot;)" office:value-type="string" office:string-value=" -" calcext:value-type="string">
            <text:p><text:s/>-</text:p>
          </table:table-cell>
          <table:table-cell table:formula="of:=TEXT([.D19];&quot;$+0$;$-0$;$+0$;@&quot;)" office:value-type="string" office:string-value="-" calcext:value-type="string">
            <text:p>-</text:p>
          </table:table-cell>
          <table:table-cell table:formula="of:=TEXT([.E19];&quot;$+0$;$-0$;$+0$;@&quot;)" office:value-type="string" office:string-value="x" calcext:value-type="string">
            <text:p>x</text:p>
          </table:table-cell>
          <table:table-cell table:formula="of:=TEXT([.F19];&quot;$+0$;$-0$;$+0$;@&quot;)" office:value-type="string" office:string-value="$+7$" calcext:value-type="string">
            <text:p>$+7$</text:p>
          </table:table-cell>
          <table:table-cell table:formula="of:=[.G19]" office:value-type="string" office:string-value="kurzer Weg ist besser (als 10)" calcext:value-type="string">
            <text:p>kurzer Weg ist besser (als 10)</text:p>
          </table:table-cell>
          <table:table-cell/>
          <table:table-cell table:formula="of:=CONCATENATE([.A25];&quot; &amp; &quot;;[.B25];&quot; &amp; &quot;;[.C25];&quot; &amp; &quot;;[.D25];&quot; &amp; &quot;;[.E25];&quot; &amp; &quot;;[.F25];&quot; &amp; &quot;;[.G25];&quot; &amp; &quot;;[.H25];&quot;\\ \hline&quot;)" office:value-type="string" office:string-value="$C$ &amp; - &amp;  - &amp; - &amp; x &amp; $+7$ &amp; kurzer Weg ist besser (als 10) &amp; \\ \hline" calcext:value-type="string">
            <text:p>$C$ &amp; - &amp; <text:s/>- &amp; - &amp; x &amp; $+7$ &amp; kurzer Weg ist besser (als 10) &amp; \\ \hline</text:p>
          </table:table-cell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L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21:15:11.379000000</meta:creation-date>
    <dc:date>2019-06-07T23:22:21.385000000</dc:date>
    <meta:editing-duration>PT21M1S</meta:editing-duration>
    <meta:editing-cycles>5</meta:editing-cycles>
    <meta:generator>LibreOffice/6.1.2.1$Windows_X86_64 LibreOffice_project/65905a128db06ba48db947242809d14d3f9a93fe</meta:generator>
    <meta:document-statistic meta:table-count="3" meta:cell-count="515" meta:object-count="0"/>
    <meta:user-defined meta:name="qrichtext">1</meta:user-defined>
  </office:meta>
</office:document-meta>
</file>